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866cm"/>
    </style:style>
    <style:style style:name="Table1.C" style:family="table-column">
      <style:table-column-properties style:column-width="2.062cm"/>
    </style:style>
    <style:style style:name="Table1.D" style:family="table-column">
      <style:table-column-properties style:column-width="11.218cm"/>
    </style:style>
    <style:style style:name="Table1.A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Table1.A3" style:family="table-cell">
      <style:table-cell-properties style:vertical-align="middle" fo:padding="0.049cm" fo:border="none"/>
    </style:style>
    <style:style style:name="Table1.B3" style:family="table-cell">
      <style:table-cell-properties style:vertical-align="middle" fo:padding="0.049cm" fo:border="none"/>
    </style:style>
    <style:style style:name="Table1.C3" style:family="table-cell">
      <style:table-cell-properties style:vertical-align="middle" fo:padding="0.049cm" fo:border="none"/>
    </style:style>
    <style:style style:name="Table1.D3" style:family="table-cell">
      <style:table-cell-properties style:vertical-align="middle" fo:padding="0.049cm" fo:border="none"/>
    </style:style>
    <style:style style:name="Table1.A4" style:family="table-cell">
      <style:table-cell-properties style:vertical-align="middle" fo:padding="0.049cm" fo:border="none"/>
    </style:style>
    <style:style style:name="Table1.B4" style:family="table-cell">
      <style:table-cell-properties style:vertical-align="middle" fo:padding="0.049cm" fo:border="none"/>
    </style:style>
    <style:style style:name="Table1.C4" style:family="table-cell">
      <style:table-cell-properties style:vertical-align="middle" fo:padding="0.049cm" fo:border="none"/>
    </style:style>
    <style:style style:name="Table1.D4" style:family="table-cell">
      <style:table-cell-properties style:vertical-align="middle" fo:padding="0.049cm" fo:border="none"/>
    </style:style>
    <style:style style:name="Table1.A5" style:family="table-cell">
      <style:table-cell-properties style:vertical-align="middle" fo:padding="0.049cm" fo:border="none"/>
    </style:style>
    <style:style style:name="Table1.B5" style:family="table-cell">
      <style:table-cell-properties style:vertical-align="middle" fo:padding="0.049cm" fo:border="none"/>
    </style:style>
    <style:style style:name="Table1.C5" style:family="table-cell">
      <style:table-cell-properties style:vertical-align="middle" fo:padding="0.049cm" fo:border="none"/>
    </style:style>
    <style:style style:name="Table1.D5" style:family="table-cell">
      <style:table-cell-properties style:vertical-align="middle" fo:padding="0.049cm" fo:border="none"/>
    </style:style>
    <style:style style:name="Table1.A6" style:family="table-cell">
      <style:table-cell-properties style:vertical-align="middle" fo:padding="0.049cm" fo:border="none"/>
    </style:style>
    <style:style style:name="Table1.B6" style:family="table-cell">
      <style:table-cell-properties style:vertical-align="middle" fo:padding="0.049cm" fo:border="none"/>
    </style:style>
    <style:style style:name="Table1.C6" style:family="table-cell">
      <style:table-cell-properties style:vertical-align="middle" fo:padding="0.049cm" fo:border="none"/>
    </style:style>
    <style:style style:name="Table1.D6" style:family="table-cell">
      <style:table-cell-properties style:vertical-align="middle" fo:padding="0.049cm" fo:border="none"/>
    </style:style>
    <style:style style:name="Table1.A7" style:family="table-cell">
      <style:table-cell-properties style:vertical-align="middle" fo:padding="0.049cm" fo:border="none"/>
    </style:style>
    <style:style style:name="Table1.B7" style:family="table-cell">
      <style:table-cell-properties style:vertical-align="middle" fo:padding="0.049cm" fo:border="none"/>
    </style:style>
    <style:style style:name="Table1.C7" style:family="table-cell">
      <style:table-cell-properties style:vertical-align="middle" fo:padding="0.049cm" fo:border="none"/>
    </style:style>
    <style:style style:name="Table1.D7" style:family="table-cell">
      <style:table-cell-properties style:vertical-align="middle" fo:padding="0.049cm" fo:border="none"/>
    </style:style>
    <style:style style:name="Table1.A8" style:family="table-cell">
      <style:table-cell-properties style:vertical-align="middle" fo:padding="0.049cm" fo:border="none"/>
    </style:style>
    <style:style style:name="Table1.B8" style:family="table-cell">
      <style:table-cell-properties style:vertical-align="middle" fo:padding="0.049cm" fo:border="none"/>
    </style:style>
    <style:style style:name="Table1.C8" style:family="table-cell">
      <style:table-cell-properties style:vertical-align="middle" fo:padding="0.049cm" fo:border="none"/>
    </style:style>
    <style:style style:name="Table1.D8" style:family="table-cell">
      <style:table-cell-properties style:vertical-align="middle" fo:padding="0.049cm" fo:border="none"/>
    </style:style>
    <style:style style:name="Table1.A9" style:family="table-cell">
      <style:table-cell-properties style:vertical-align="middle" fo:padding="0.049cm" fo:border="none"/>
    </style:style>
    <style:style style:name="Table1.B9" style:family="table-cell">
      <style:table-cell-properties style:vertical-align="middle" fo:padding="0.049cm" fo:border="none"/>
    </style:style>
    <style:style style:name="Table1.C9" style:family="table-cell">
      <style:table-cell-properties style:vertical-align="middle" fo:padding="0.049cm" fo:border="none"/>
    </style:style>
    <style:style style:name="Table1.D9" style:family="table-cell">
      <style:table-cell-properties style:vertical-align="middle" fo:padding="0.049cm" fo:border="none"/>
    </style:style>
    <style:style style:name="Table1.A10" style:family="table-cell">
      <style:table-cell-properties style:vertical-align="middle" fo:padding="0.049cm" fo:border="none"/>
    </style:style>
    <style:style style:name="Table1.B10" style:family="table-cell">
      <style:table-cell-properties style:vertical-align="middle" fo:padding="0.049cm" fo:border="none"/>
    </style:style>
    <style:style style:name="Table1.C10" style:family="table-cell">
      <style:table-cell-properties style:vertical-align="middle" fo:padding="0.049cm" fo:border="none"/>
    </style:style>
    <style:style style:name="Table1.D10" style:family="table-cell">
      <style:table-cell-properties style:vertical-align="middle" fo:padding="0.049cm" fo:border="none"/>
    </style:style>
    <style:style style:name="Table1.A11" style:family="table-cell">
      <style:table-cell-properties style:vertical-align="middle" fo:padding="0.049cm" fo:border="none"/>
    </style:style>
    <style:style style:name="Table1.B11" style:family="table-cell">
      <style:table-cell-properties style:vertical-align="middle" fo:padding="0.049cm" fo:border="none"/>
    </style:style>
    <style:style style:name="Table1.C11" style:family="table-cell">
      <style:table-cell-properties style:vertical-align="middle" fo:padding="0.049cm" fo:border="none"/>
    </style:style>
    <style:style style:name="Table1.D11" style:family="table-cell">
      <style:table-cell-properties style:vertical-align="middle" fo:padding="0.049cm" fo:border="none"/>
    </style:style>
    <style:style style:name="Table1.A12" style:family="table-cell">
      <style:table-cell-properties style:vertical-align="middle" fo:padding="0.049cm" fo:border="none"/>
    </style:style>
    <style:style style:name="Table1.B12" style:family="table-cell">
      <style:table-cell-properties style:vertical-align="middle" fo:padding="0.049cm" fo:border="none"/>
    </style:style>
    <style:style style:name="Table1.C12" style:family="table-cell">
      <style:table-cell-properties style:vertical-align="middle" fo:padding="0.049cm" fo:border="none"/>
    </style:style>
    <style:style style:name="Table1.D12" style:family="table-cell">
      <style:table-cell-properties style:vertical-align="middle" fo:padding="0.049cm" fo:border="none"/>
    </style:style>
    <style:style style:name="Table1.A13" style:family="table-cell">
      <style:table-cell-properties style:vertical-align="middle" fo:padding="0.049cm" fo:border="none"/>
    </style:style>
    <style:style style:name="Table1.B13" style:family="table-cell">
      <style:table-cell-properties style:vertical-align="middle" fo:padding="0.049cm" fo:border="none"/>
    </style:style>
    <style:style style:name="Table1.C13" style:family="table-cell">
      <style:table-cell-properties style:vertical-align="middle" fo:padding="0.049cm" fo:border="none"/>
    </style:style>
    <style:style style:name="Table1.D13" style:family="table-cell">
      <style:table-cell-properties style:vertical-align="middle" fo:padding="0.049cm" fo:border="none"/>
    </style:style>
    <style:style style:name="Table1.A14" style:family="table-cell">
      <style:table-cell-properties style:vertical-align="middle" fo:padding="0.049cm" fo:border="none"/>
    </style:style>
    <style:style style:name="Table1.B14" style:family="table-cell">
      <style:table-cell-properties style:vertical-align="middle" fo:padding="0.049cm" fo:border="none"/>
    </style:style>
    <style:style style:name="Table1.C14" style:family="table-cell">
      <style:table-cell-properties style:vertical-align="middle" fo:padding="0.049cm" fo:border="none"/>
    </style:style>
    <style:style style:name="Table1.D14" style:family="table-cell">
      <style:table-cell-properties style:vertical-align="middle" fo:padding="0.049cm" fo:border="none"/>
    </style:style>
    <style:style style:name="Table1.A15" style:family="table-cell">
      <style:table-cell-properties style:vertical-align="middle" fo:padding="0.049cm" fo:border="none"/>
    </style:style>
    <style:style style:name="Table1.B15" style:family="table-cell">
      <style:table-cell-properties style:vertical-align="middle" fo:padding="0.049cm" fo:border="none"/>
    </style:style>
    <style:style style:name="Table1.C15" style:family="table-cell">
      <style:table-cell-properties style:vertical-align="middle" fo:padding="0.049cm" fo:border="none"/>
    </style:style>
    <style:style style:name="Table1.D15" style:family="table-cell">
      <style:table-cell-properties style:vertical-align="middle" fo:padding="0.049cm" fo:border="none"/>
    </style:style>
    <style:style style:name="Table1.A16" style:family="table-cell">
      <style:table-cell-properties style:vertical-align="middle" fo:padding="0.049cm" fo:border="none"/>
    </style:style>
    <style:style style:name="Table1.B16" style:family="table-cell">
      <style:table-cell-properties style:vertical-align="middle" fo:padding="0.049cm" fo:border="none"/>
    </style:style>
    <style:style style:name="Table1.C16" style:family="table-cell">
      <style:table-cell-properties style:vertical-align="middle" fo:padding="0.049cm" fo:border="none"/>
    </style:style>
    <style:style style:name="Table1.D16" style:family="table-cell">
      <style:table-cell-properties style:vertical-align="middle" fo:padding="0.049cm" fo:border="none"/>
    </style:style>
    <style:style style:name="Table1.A17" style:family="table-cell">
      <style:table-cell-properties style:vertical-align="middle" fo:padding="0.049cm" fo:border="none"/>
    </style:style>
    <style:style style:name="Table1.B17" style:family="table-cell">
      <style:table-cell-properties style:vertical-align="middle" fo:padding="0.049cm" fo:border="none"/>
    </style:style>
    <style:style style:name="Table1.C17" style:family="table-cell">
      <style:table-cell-properties style:vertical-align="middle" fo:padding="0.049cm" fo:border="none"/>
    </style:style>
    <style:style style:name="Table1.D17" style:family="table-cell">
      <style:table-cell-properties style:vertical-align="middle" fo:padding="0.049cm" fo:border="none"/>
    </style:style>
    <style:style style:name="Table1.A18" style:family="table-cell">
      <style:table-cell-properties style:vertical-align="middle" fo:padding="0.049cm" fo:border="none"/>
    </style:style>
    <style:style style:name="Table1.B18" style:family="table-cell">
      <style:table-cell-properties style:vertical-align="middle" fo:padding="0.049cm" fo:border="none"/>
    </style:style>
    <style:style style:name="Table1.C18" style:family="table-cell">
      <style:table-cell-properties style:vertical-align="middle" fo:padding="0.049cm" fo:border="none"/>
    </style:style>
    <style:style style:name="Table1.D18" style:family="table-cell">
      <style:table-cell-properties style:vertical-align="middle" fo:padding="0.049cm" fo:border="none"/>
    </style:style>
    <style:style style:name="Table1.A19" style:family="table-cell">
      <style:table-cell-properties style:vertical-align="middle" fo:padding="0.049cm" fo:border="none"/>
    </style:style>
    <style:style style:name="Table1.B19" style:family="table-cell">
      <style:table-cell-properties style:vertical-align="middle" fo:padding="0.049cm" fo:border="none"/>
    </style:style>
    <style:style style:name="Table1.C19" style:family="table-cell">
      <style:table-cell-properties style:vertical-align="middle" fo:padding="0.049cm" fo:border="none"/>
    </style:style>
    <style:style style:name="Table1.D19" style:family="table-cell">
      <style:table-cell-properties style:vertical-align="middle" fo:padding="0.049cm" fo:border="none"/>
    </style:style>
    <style:style style:name="Table1.A20" style:family="table-cell">
      <style:table-cell-properties style:vertical-align="middle" fo:padding="0.049cm" fo:border="none"/>
    </style:style>
    <style:style style:name="Table1.B20" style:family="table-cell">
      <style:table-cell-properties style:vertical-align="middle" fo:padding="0.049cm" fo:border="none"/>
    </style:style>
    <style:style style:name="Table1.C20" style:family="table-cell">
      <style:table-cell-properties style:vertical-align="middle" fo:padding="0.049cm" fo:border="none"/>
    </style:style>
    <style:style style:name="Table1.D20" style:family="table-cell">
      <style:table-cell-properties style:vertical-align="middle" fo:padding="0.049cm" fo:border="none"/>
    </style:style>
    <style:style style:name="Table1.A21" style:family="table-cell">
      <style:table-cell-properties style:vertical-align="middle" fo:padding="0.049cm" fo:border="none"/>
    </style:style>
    <style:style style:name="Table1.B21" style:family="table-cell">
      <style:table-cell-properties style:vertical-align="middle" fo:padding="0.049cm" fo:border="none"/>
    </style:style>
    <style:style style:name="Table1.C21" style:family="table-cell">
      <style:table-cell-properties style:vertical-align="middle" fo:padding="0.049cm" fo:border="none"/>
    </style:style>
    <style:style style:name="Table1.D21" style:family="table-cell">
      <style:table-cell-properties style:vertical-align="middle" fo:padding="0.049cm" fo:border="none"/>
    </style:style>
    <style:style style:name="Table1.A22" style:family="table-cell">
      <style:table-cell-properties style:vertical-align="middle" fo:padding="0.049cm" fo:border="none"/>
    </style:style>
    <style:style style:name="Table1.B22" style:family="table-cell">
      <style:table-cell-properties style:vertical-align="middle" fo:padding="0.049cm" fo:border="none"/>
    </style:style>
    <style:style style:name="Table1.C22" style:family="table-cell">
      <style:table-cell-properties style:vertical-align="middle" fo:padding="0.049cm" fo:border="none"/>
    </style:style>
    <style:style style:name="Table1.D22" style:family="table-cell">
      <style:table-cell-properties style:vertical-align="middle" fo:padding="0.049cm" fo:border="none"/>
    </style:style>
    <style:style style:name="Table1.A23" style:family="table-cell">
      <style:table-cell-properties style:vertical-align="middle" fo:padding="0.049cm" fo:border="none"/>
    </style:style>
    <style:style style:name="Table1.B23" style:family="table-cell">
      <style:table-cell-properties style:vertical-align="middle" fo:padding="0.049cm" fo:border="none"/>
    </style:style>
    <style:style style:name="Table1.C23" style:family="table-cell">
      <style:table-cell-properties style:vertical-align="middle" fo:padding="0.049cm" fo:border="none"/>
    </style:style>
    <style:style style:name="Table1.D23" style:family="table-cell">
      <style:table-cell-properties style:vertical-align="middle" fo:padding="0.049cm" fo:border="none"/>
    </style:style>
    <style:style style:name="Table1.A24" style:family="table-cell">
      <style:table-cell-properties style:vertical-align="middle" fo:padding="0.049cm" fo:border="none"/>
    </style:style>
    <style:style style:name="Table1.B24" style:family="table-cell">
      <style:table-cell-properties style:vertical-align="middle" fo:padding="0.049cm" fo:border="none"/>
    </style:style>
    <style:style style:name="Table1.C24" style:family="table-cell">
      <style:table-cell-properties style:vertical-align="middle" fo:padding="0.049cm" fo:border="none"/>
    </style:style>
    <style:style style:name="Table1.D24" style:family="table-cell">
      <style:table-cell-properties style:vertical-align="middle" fo:padding="0.049cm" fo:border="none"/>
    </style:style>
    <style:style style:name="Table1.A25" style:family="table-cell">
      <style:table-cell-properties style:vertical-align="middle" fo:padding="0.049cm" fo:border="none"/>
    </style:style>
    <style:style style:name="Table1.B25" style:family="table-cell">
      <style:table-cell-properties style:vertical-align="middle" fo:padding="0.049cm" fo:border="none"/>
    </style:style>
    <style:style style:name="Table1.C25" style:family="table-cell">
      <style:table-cell-properties style:vertical-align="middle" fo:padding="0.049cm" fo:border="none"/>
    </style:style>
    <style:style style:name="Table1.D25" style:family="table-cell">
      <style:table-cell-properties style:vertical-align="middle" fo:padding="0.049cm" fo:border="none"/>
    </style:style>
    <style:style style:name="Table1.A26" style:family="table-cell">
      <style:table-cell-properties style:vertical-align="middle" fo:padding="0.049cm" fo:border="none"/>
    </style:style>
    <style:style style:name="Table1.B26" style:family="table-cell">
      <style:table-cell-properties style:vertical-align="middle" fo:padding="0.049cm" fo:border="none"/>
    </style:style>
    <style:style style:name="Table1.C26" style:family="table-cell">
      <style:table-cell-properties style:vertical-align="middle" fo:padding="0.049cm" fo:border="none"/>
    </style:style>
    <style:style style:name="Table1.D26" style:family="table-cell">
      <style:table-cell-properties style:vertical-align="middle" fo:padding="0.049cm" fo:border="none"/>
    </style:style>
    <style:style style:name="Table1.A27" style:family="table-cell">
      <style:table-cell-properties style:vertical-align="middle" fo:padding="0.049cm" fo:border="none"/>
    </style:style>
    <style:style style:name="Table1.B27" style:family="table-cell">
      <style:table-cell-properties style:vertical-align="middle" fo:padding="0.049cm" fo:border="none"/>
    </style:style>
    <style:style style:name="Table1.C27" style:family="table-cell">
      <style:table-cell-properties style:vertical-align="middle" fo:padding="0.049cm" fo:border="none"/>
    </style:style>
    <style:style style:name="Table1.D27" style:family="table-cell">
      <style:table-cell-properties style:vertical-align="middle" fo:padding="0.049cm" fo:border="none"/>
    </style:style>
    <style:style style:name="Table1.A28" style:family="table-cell">
      <style:table-cell-properties style:vertical-align="middle" fo:padding="0.049cm" fo:border="none"/>
    </style:style>
    <style:style style:name="Table1.B28" style:family="table-cell">
      <style:table-cell-properties style:vertical-align="middle" fo:padding="0.049cm" fo:border="none"/>
    </style:style>
    <style:style style:name="Table1.C28" style:family="table-cell">
      <style:table-cell-properties style:vertical-align="middle" fo:padding="0.049cm" fo:border="none"/>
    </style:style>
    <style:style style:name="Table1.D28" style:family="table-cell">
      <style:table-cell-properties style:vertical-align="middle" fo:padding="0.049cm" fo:border="none"/>
    </style:style>
    <style:style style:name="Table1.A29" style:family="table-cell">
      <style:table-cell-properties style:vertical-align="middle" fo:padding="0.049cm" fo:border="none"/>
    </style:style>
    <style:style style:name="Table1.B29" style:family="table-cell">
      <style:table-cell-properties style:vertical-align="middle" fo:padding="0.049cm" fo:border="none"/>
    </style:style>
    <style:style style:name="Table1.C29" style:family="table-cell">
      <style:table-cell-properties style:vertical-align="middle" fo:padding="0.049cm" fo:border="none"/>
    </style:style>
    <style:style style:name="Table1.D29" style:family="table-cell">
      <style:table-cell-properties style:vertical-align="middle" fo:padding="0.049cm" fo:border="none"/>
    </style:style>
    <style:style style:name="Table1.A30" style:family="table-cell">
      <style:table-cell-properties style:vertical-align="middle" fo:padding="0.049cm" fo:border="none"/>
    </style:style>
    <style:style style:name="Table1.B30" style:family="table-cell">
      <style:table-cell-properties style:vertical-align="middle" fo:padding="0.049cm" fo:border="none"/>
    </style:style>
    <style:style style:name="Table1.C30" style:family="table-cell">
      <style:table-cell-properties style:vertical-align="middle" fo:padding="0.049cm" fo:border="none"/>
    </style:style>
    <style:style style:name="Table1.D30" style:family="table-cell">
      <style:table-cell-properties style:vertical-align="middle" fo:padding="0.049cm" fo:border="none"/>
    </style:style>
    <style:style style:name="Table1.A31" style:family="table-cell">
      <style:table-cell-properties style:vertical-align="middle" fo:padding="0.049cm" fo:border="none"/>
    </style:style>
    <style:style style:name="Table1.B31" style:family="table-cell">
      <style:table-cell-properties style:vertical-align="middle" fo:padding="0.049cm" fo:border="none"/>
    </style:style>
    <style:style style:name="Table1.C31" style:family="table-cell">
      <style:table-cell-properties style:vertical-align="middle" fo:padding="0.049cm" fo:border="none"/>
    </style:style>
    <style:style style:name="Table1.D31" style:family="table-cell">
      <style:table-cell-properties style:vertical-align="middle" fo:padding="0.049cm" fo:border="none"/>
    </style:style>
    <style:style style:name="Table1.A32" style:family="table-cell">
      <style:table-cell-properties style:vertical-align="middle" fo:padding="0.049cm" fo:border="none"/>
    </style:style>
    <style:style style:name="Table1.B32" style:family="table-cell">
      <style:table-cell-properties style:vertical-align="middle" fo:padding="0.049cm" fo:border="none"/>
    </style:style>
    <style:style style:name="Table1.C32" style:family="table-cell">
      <style:table-cell-properties style:vertical-align="middle" fo:padding="0.049cm" fo:border="none"/>
    </style:style>
    <style:style style:name="Table1.D32" style:family="table-cell">
      <style:table-cell-properties style:vertical-align="middle" fo:padding="0.049cm" fo:border="none"/>
    </style:style>
    <style:style style:name="Table1.A33" style:family="table-cell">
      <style:table-cell-properties style:vertical-align="middle" fo:padding="0.049cm" fo:border="none"/>
    </style:style>
    <style:style style:name="Table1.B33" style:family="table-cell">
      <style:table-cell-properties style:vertical-align="middle" fo:padding="0.049cm" fo:border="none"/>
    </style:style>
    <style:style style:name="Table1.C33" style:family="table-cell">
      <style:table-cell-properties style:vertical-align="middle" fo:padding="0.049cm" fo:border="none"/>
    </style:style>
    <style:style style:name="Table1.D33" style:family="table-cell">
      <style:table-cell-properties style:vertical-align="middle" fo:padding="0.049cm" fo:border="none"/>
    </style:style>
    <style:style style:name="Table1.A34" style:family="table-cell">
      <style:table-cell-properties style:vertical-align="middle" fo:padding="0.049cm" fo:border="none"/>
    </style:style>
    <style:style style:name="Table1.B34" style:family="table-cell">
      <style:table-cell-properties style:vertical-align="middle" fo:padding="0.049cm" fo:border="none"/>
    </style:style>
    <style:style style:name="Table1.C34" style:family="table-cell">
      <style:table-cell-properties style:vertical-align="middle" fo:padding="0.049cm" fo:border="none"/>
    </style:style>
    <style:style style:name="Table1.D34" style:family="table-cell">
      <style:table-cell-properties style:vertical-align="middle" fo:padding="0.049cm" fo:border="none"/>
    </style:style>
    <style:style style:name="Table1.A35" style:family="table-cell">
      <style:table-cell-properties style:vertical-align="middle" fo:padding="0.049cm" fo:border="none"/>
    </style:style>
    <style:style style:name="Table1.B35" style:family="table-cell">
      <style:table-cell-properties style:vertical-align="middle" fo:padding="0.049cm" fo:border="none"/>
    </style:style>
    <style:style style:name="Table1.C35" style:family="table-cell">
      <style:table-cell-properties style:vertical-align="middle" fo:padding="0.049cm" fo:border="none"/>
    </style:style>
    <style:style style:name="Table1.D35" style:family="table-cell">
      <style:table-cell-properties style:vertical-align="middle" fo:padding="0.049cm" fo:border="none"/>
    </style:style>
    <style:style style:name="Table1.A36" style:family="table-cell">
      <style:table-cell-properties style:vertical-align="middle" fo:padding="0.049cm" fo:border="none"/>
    </style:style>
    <style:style style:name="Table1.B36" style:family="table-cell">
      <style:table-cell-properties style:vertical-align="middle" fo:padding="0.049cm" fo:border="none"/>
    </style:style>
    <style:style style:name="Table1.C36" style:family="table-cell">
      <style:table-cell-properties style:vertical-align="middle" fo:padding="0.049cm" fo:border="none"/>
    </style:style>
    <style:style style:name="Table1.D36" style:family="table-cell">
      <style:table-cell-properties style:vertical-align="middle" fo:padding="0.049cm" fo:border="none"/>
    </style:style>
    <style:style style:name="Table1.A37" style:family="table-cell">
      <style:table-cell-properties style:vertical-align="middle" fo:padding="0.049cm" fo:border="none"/>
    </style:style>
    <style:style style:name="Table1.B37" style:family="table-cell">
      <style:table-cell-properties style:vertical-align="middle" fo:padding="0.049cm" fo:border="none"/>
    </style:style>
    <style:style style:name="Table1.C37" style:family="table-cell">
      <style:table-cell-properties style:vertical-align="middle" fo:padding="0.049cm" fo:border="none"/>
    </style:style>
    <style:style style:name="Table1.D37" style:family="table-cell">
      <style:table-cell-properties style:vertical-align="middle" fo:padding="0.049cm" fo:border="none"/>
    </style:style>
    <style:style style:name="Table1.A38" style:family="table-cell">
      <style:table-cell-properties style:vertical-align="middle" fo:padding="0.049cm" fo:border="none"/>
    </style:style>
    <style:style style:name="Table1.B38" style:family="table-cell">
      <style:table-cell-properties style:vertical-align="middle" fo:padding="0.049cm" fo:border="none"/>
    </style:style>
    <style:style style:name="Table1.C38" style:family="table-cell">
      <style:table-cell-properties style:vertical-align="middle" fo:padding="0.049cm" fo:border="none"/>
    </style:style>
    <style:style style:name="Table1.D38" style:family="table-cell">
      <style:table-cell-properties style:vertical-align="middle" fo:padding="0.049cm" fo:border="none"/>
    </style:style>
    <style:style style:name="Table1.A39" style:family="table-cell">
      <style:table-cell-properties style:vertical-align="middle" fo:padding="0.049cm" fo:border="none"/>
    </style:style>
    <style:style style:name="Table1.B39" style:family="table-cell">
      <style:table-cell-properties style:vertical-align="middle" fo:padding="0.049cm" fo:border="none"/>
    </style:style>
    <style:style style:name="Table1.C39" style:family="table-cell">
      <style:table-cell-properties style:vertical-align="middle" fo:padding="0.049cm" fo:border="none"/>
    </style:style>
    <style:style style:name="Table1.D39" style:family="table-cell">
      <style:table-cell-properties style:vertical-align="middle" fo:padding="0.049cm" fo:border="none"/>
    </style:style>
    <style:style style:name="Table1.A40" style:family="table-cell">
      <style:table-cell-properties style:vertical-align="middle" fo:padding="0.049cm" fo:border="none"/>
    </style:style>
    <style:style style:name="Table1.B40" style:family="table-cell">
      <style:table-cell-properties style:vertical-align="middle" fo:padding="0.049cm" fo:border="none"/>
    </style:style>
    <style:style style:name="Table1.C40" style:family="table-cell">
      <style:table-cell-properties style:vertical-align="middle" fo:padding="0.049cm" fo:border="none"/>
    </style:style>
    <style:style style:name="Table1.D40" style:family="table-cell">
      <style:table-cell-properties style:vertical-align="middle" fo:padding="0.049cm" fo:border="none"/>
    </style:style>
    <style:style style:name="Table1.A41" style:family="table-cell">
      <style:table-cell-properties style:vertical-align="middle" fo:padding="0.049cm" fo:border="none"/>
    </style:style>
    <style:style style:name="Table1.B41" style:family="table-cell">
      <style:table-cell-properties style:vertical-align="middle" fo:padding="0.049cm" fo:border="none"/>
    </style:style>
    <style:style style:name="Table1.C41" style:family="table-cell">
      <style:table-cell-properties style:vertical-align="middle" fo:padding="0.049cm" fo:border="none"/>
    </style:style>
    <style:style style:name="Table1.D41" style:family="table-cell">
      <style:table-cell-properties style:vertical-align="middle" fo:padding="0.049cm" fo:border="none"/>
    </style:style>
    <style:style style:name="Table1.A42" style:family="table-cell">
      <style:table-cell-properties style:vertical-align="middle" fo:padding="0.049cm" fo:border="none"/>
    </style:style>
    <style:style style:name="Table1.B42" style:family="table-cell">
      <style:table-cell-properties style:vertical-align="middle" fo:padding="0.049cm" fo:border="none"/>
    </style:style>
    <style:style style:name="Table1.C42" style:family="table-cell">
      <style:table-cell-properties style:vertical-align="middle" fo:padding="0.049cm" fo:border="none"/>
    </style:style>
    <style:style style:name="Table1.D42" style:family="table-cell">
      <style:table-cell-properties style:vertical-align="middle" fo:padding="0.049cm" fo:border="none"/>
    </style:style>
    <style:style style:name="Table1.A43" style:family="table-cell">
      <style:table-cell-properties style:vertical-align="middle" fo:padding="0.049cm" fo:border="none"/>
    </style:style>
    <style:style style:name="Table1.B43" style:family="table-cell">
      <style:table-cell-properties style:vertical-align="middle" fo:padding="0.049cm" fo:border="none"/>
    </style:style>
    <style:style style:name="Table1.C43" style:family="table-cell">
      <style:table-cell-properties style:vertical-align="middle" fo:padding="0.049cm" fo:border="none"/>
    </style:style>
    <style:style style:name="Table1.D43" style:family="table-cell">
      <style:table-cell-properties style:vertical-align="middle" fo:padding="0.049cm" fo:border="none"/>
    </style:style>
    <style:style style:name="Table1.A44" style:family="table-cell">
      <style:table-cell-properties style:vertical-align="middle" fo:padding="0.049cm" fo:border="none"/>
    </style:style>
    <style:style style:name="Table1.B44" style:family="table-cell">
      <style:table-cell-properties style:vertical-align="middle" fo:padding="0.049cm" fo:border="none"/>
    </style:style>
    <style:style style:name="Table1.C44" style:family="table-cell">
      <style:table-cell-properties style:vertical-align="middle" fo:padding="0.049cm" fo:border="none"/>
    </style:style>
    <style:style style:name="Table1.D44" style:family="table-cell">
      <style:table-cell-properties style:vertical-align="middle" fo:padding="0.049cm" fo:border="none"/>
    </style:style>
    <style:style style:name="Table1.A45" style:family="table-cell">
      <style:table-cell-properties style:vertical-align="middle" fo:padding="0.049cm" fo:border="none"/>
    </style:style>
    <style:style style:name="Table1.B45" style:family="table-cell">
      <style:table-cell-properties style:vertical-align="middle" fo:padding="0.049cm" fo:border="none"/>
    </style:style>
    <style:style style:name="Table1.C45" style:family="table-cell">
      <style:table-cell-properties style:vertical-align="middle" fo:padding="0.049cm" fo:border="none"/>
    </style:style>
    <style:style style:name="Table1.D45" style:family="table-cell">
      <style:table-cell-properties style:vertical-align="middle" fo:padding="0.049cm" fo:border="none"/>
    </style:style>
    <style:style style:name="Table1.A46" style:family="table-cell">
      <style:table-cell-properties style:vertical-align="middle" fo:padding="0.049cm" fo:border="none"/>
    </style:style>
    <style:style style:name="Table1.B46" style:family="table-cell">
      <style:table-cell-properties style:vertical-align="middle" fo:padding="0.049cm" fo:border="none"/>
    </style:style>
    <style:style style:name="Table1.C46" style:family="table-cell">
      <style:table-cell-properties style:vertical-align="middle" fo:padding="0.049cm" fo:border="none"/>
    </style:style>
    <style:style style:name="Table1.D46" style:family="table-cell">
      <style:table-cell-properties style:vertical-align="middle" fo:padding="0.049cm" fo:border="none"/>
    </style:style>
    <style:style style:name="Table1.A47" style:family="table-cell">
      <style:table-cell-properties style:vertical-align="middle" fo:padding="0.049cm" fo:border="none"/>
    </style:style>
    <style:style style:name="Table1.B47" style:family="table-cell">
      <style:table-cell-properties style:vertical-align="middle" fo:padding="0.049cm" fo:border="none"/>
    </style:style>
    <style:style style:name="Table1.C47" style:family="table-cell">
      <style:table-cell-properties style:vertical-align="middle" fo:padding="0.049cm" fo:border="none"/>
    </style:style>
    <style:style style:name="Table1.D47" style:family="table-cell">
      <style:table-cell-properties style:vertical-align="middle" fo:padding="0.049cm" fo:border="none"/>
    </style:style>
    <style:style style:name="Table1.A48" style:family="table-cell">
      <style:table-cell-properties style:vertical-align="middle" fo:padding="0.049cm" fo:border="none"/>
    </style:style>
    <style:style style:name="Table1.B48" style:family="table-cell">
      <style:table-cell-properties style:vertical-align="middle" fo:padding="0.049cm" fo:border="none"/>
    </style:style>
    <style:style style:name="Table1.C48" style:family="table-cell">
      <style:table-cell-properties style:vertical-align="middle" fo:padding="0.049cm" fo:border="none"/>
    </style:style>
    <style:style style:name="Table1.D48" style:family="table-cell">
      <style:table-cell-properties style:vertical-align="middle" fo:padding="0.049cm" fo:border="none"/>
    </style:style>
    <style:style style:name="Table1.A49" style:family="table-cell">
      <style:table-cell-properties style:vertical-align="middle" fo:padding="0.049cm" fo:border="none"/>
    </style:style>
    <style:style style:name="Table1.B49" style:family="table-cell">
      <style:table-cell-properties style:vertical-align="middle" fo:padding="0.049cm" fo:border="none"/>
    </style:style>
    <style:style style:name="Table1.C49" style:family="table-cell">
      <style:table-cell-properties style:vertical-align="middle" fo:padding="0.049cm" fo:border="none"/>
    </style:style>
    <style:style style:name="Table1.D49" style:family="table-cell">
      <style:table-cell-properties style:vertical-align="middle" fo:padding="0.049cm" fo:border="none"/>
    </style:style>
    <style:style style:name="Table1.A50" style:family="table-cell">
      <style:table-cell-properties style:vertical-align="middle" fo:padding="0.049cm" fo:border="none"/>
    </style:style>
    <style:style style:name="Table1.B50" style:family="table-cell">
      <style:table-cell-properties style:vertical-align="middle" fo:padding="0.049cm" fo:border="none"/>
    </style:style>
    <style:style style:name="Table1.C50" style:family="table-cell">
      <style:table-cell-properties style:vertical-align="middle" fo:padding="0.049cm" fo:border="none"/>
    </style:style>
    <style:style style:name="Table1.D50" style:family="table-cell">
      <style:table-cell-properties style:vertical-align="middle" fo:padding="0.049cm" fo:border="none"/>
    </style:style>
    <style:style style:name="Table1.A51" style:family="table-cell">
      <style:table-cell-properties style:vertical-align="middle" fo:padding="0.049cm" fo:border="none"/>
    </style:style>
    <style:style style:name="Table1.B51" style:family="table-cell">
      <style:table-cell-properties style:vertical-align="middle" fo:padding="0.049cm" fo:border="none"/>
    </style:style>
    <style:style style:name="Table1.C51" style:family="table-cell">
      <style:table-cell-properties style:vertical-align="middle" fo:padding="0.049cm" fo:border="none"/>
    </style:style>
    <style:style style:name="Table1.D51" style:family="table-cell">
      <style:table-cell-properties style:vertical-align="middle" fo:padding="0.049cm" fo:border="none"/>
    </style:style>
    <style:style style:name="Table1.A52" style:family="table-cell">
      <style:table-cell-properties style:vertical-align="middle" fo:padding="0.049cm" fo:border="none"/>
    </style:style>
    <style:style style:name="Table1.B52" style:family="table-cell">
      <style:table-cell-properties style:vertical-align="middle" fo:padding="0.049cm" fo:border="none"/>
    </style:style>
    <style:style style:name="Table1.C52" style:family="table-cell">
      <style:table-cell-properties style:vertical-align="middle" fo:padding="0.049cm" fo:border="none"/>
    </style:style>
    <style:style style:name="Table1.D52" style:family="table-cell">
      <style:table-cell-properties style:vertical-align="middle" fo:padding="0.049cm" fo:border="none"/>
    </style:style>
    <style:style style:name="Table1.A53" style:family="table-cell">
      <style:table-cell-properties style:vertical-align="middle" fo:padding="0.049cm" fo:border="none"/>
    </style:style>
    <style:style style:name="Table1.B53" style:family="table-cell">
      <style:table-cell-properties style:vertical-align="middle" fo:padding="0.049cm" fo:border="none"/>
    </style:style>
    <style:style style:name="Table1.C53" style:family="table-cell">
      <style:table-cell-properties style:vertical-align="middle" fo:padding="0.049cm" fo:border="none"/>
    </style:style>
    <style:style style:name="Table1.D53" style:family="table-cell">
      <style:table-cell-properties style:vertical-align="middle" fo:padding="0.049cm" fo:border="none"/>
    </style:style>
    <style:style style:name="Table1.A54" style:family="table-cell">
      <style:table-cell-properties style:vertical-align="middle" fo:padding="0.049cm" fo:border="none"/>
    </style:style>
    <style:style style:name="Table1.B54" style:family="table-cell">
      <style:table-cell-properties style:vertical-align="middle" fo:padding="0.049cm" fo:border="none"/>
    </style:style>
    <style:style style:name="Table1.C54" style:family="table-cell">
      <style:table-cell-properties style:vertical-align="middle" fo:padding="0.049cm" fo:border="none"/>
    </style:style>
    <style:style style:name="Table1.D54" style:family="table-cell">
      <style:table-cell-properties style:vertical-align="middle" fo:padding="0.049cm" fo:border="none"/>
    </style:style>
    <style:style style:name="Table1.A55" style:family="table-cell">
      <style:table-cell-properties style:vertical-align="middle" fo:padding="0.049cm" fo:border="none"/>
    </style:style>
    <style:style style:name="Table1.B55" style:family="table-cell">
      <style:table-cell-properties style:vertical-align="middle" fo:padding="0.049cm" fo:border="none"/>
    </style:style>
    <style:style style:name="Table1.C55" style:family="table-cell">
      <style:table-cell-properties style:vertical-align="middle" fo:padding="0.049cm" fo:border="none"/>
    </style:style>
    <style:style style:name="Table1.D55" style:family="table-cell">
      <style:table-cell-properties style:vertical-align="middle" fo:padding="0.049cm" fo:border="none"/>
    </style:style>
    <style:style style:name="Table1.A56" style:family="table-cell">
      <style:table-cell-properties style:vertical-align="middle" fo:padding="0.049cm" fo:border="none"/>
    </style:style>
    <style:style style:name="Table1.B56" style:family="table-cell">
      <style:table-cell-properties style:vertical-align="middle" fo:padding="0.049cm" fo:border="none"/>
    </style:style>
    <style:style style:name="Table1.C56" style:family="table-cell">
      <style:table-cell-properties style:vertical-align="middle" fo:padding="0.049cm" fo:border="none"/>
    </style:style>
    <style:style style:name="Table1.D56" style:family="table-cell">
      <style:table-cell-properties style:vertical-align="middle" fo:padding="0.049cm" fo:border="none"/>
    </style:style>
    <style:style style:name="Table1.A57" style:family="table-cell">
      <style:table-cell-properties style:vertical-align="middle" fo:padding="0.049cm" fo:border="none"/>
    </style:style>
    <style:style style:name="Table1.B57" style:family="table-cell">
      <style:table-cell-properties style:vertical-align="middle" fo:padding="0.049cm" fo:border="none"/>
    </style:style>
    <style:style style:name="Table1.C57" style:family="table-cell">
      <style:table-cell-properties style:vertical-align="middle" fo:padding="0.049cm" fo:border="none"/>
    </style:style>
    <style:style style:name="Table1.D57" style:family="table-cell">
      <style:table-cell-properties style:vertical-align="middle" fo:padding="0.049cm" fo:border="none"/>
    </style:style>
    <style:style style:name="Table1.A58" style:family="table-cell">
      <style:table-cell-properties style:vertical-align="middle" fo:padding="0.049cm" fo:border="none"/>
    </style:style>
    <style:style style:name="Table1.B58" style:family="table-cell">
      <style:table-cell-properties style:vertical-align="middle" fo:padding="0.049cm" fo:border="none"/>
    </style:style>
    <style:style style:name="Table1.C58" style:family="table-cell">
      <style:table-cell-properties style:vertical-align="middle" fo:padding="0.049cm" fo:border="none"/>
    </style:style>
    <style:style style:name="Table1.D58" style:family="table-cell">
      <style:table-cell-properties style:vertical-align="middle" fo:padding="0.049cm" fo:border="none"/>
    </style:style>
    <style:style style:name="Table1.A59" style:family="table-cell">
      <style:table-cell-properties style:vertical-align="middle" fo:padding="0.049cm" fo:border="none"/>
    </style:style>
    <style:style style:name="Table1.B59" style:family="table-cell">
      <style:table-cell-properties style:vertical-align="middle" fo:padding="0.049cm" fo:border="none"/>
    </style:style>
    <style:style style:name="Table1.C59" style:family="table-cell">
      <style:table-cell-properties style:vertical-align="middle" fo:padding="0.049cm" fo:border="none"/>
    </style:style>
    <style:style style:name="Table1.D59" style:family="table-cell">
      <style:table-cell-properties style:vertical-align="middle" fo:padding="0.049cm" fo:border="none"/>
    </style:style>
    <style:style style:name="Table1.A60" style:family="table-cell">
      <style:table-cell-properties style:vertical-align="middle" fo:padding="0.049cm" fo:border="none"/>
    </style:style>
    <style:style style:name="Table1.B60" style:family="table-cell">
      <style:table-cell-properties style:vertical-align="middle" fo:padding="0.049cm" fo:border="none"/>
    </style:style>
    <style:style style:name="Table1.C60" style:family="table-cell">
      <style:table-cell-properties style:vertical-align="middle" fo:padding="0.049cm" fo:border="none"/>
    </style:style>
    <style:style style:name="Table1.D60" style:family="table-cell">
      <style:table-cell-properties style:vertical-align="middle" fo:padding="0.049cm" fo:border="none"/>
    </style:style>
    <style:style style:name="Table1.A61" style:family="table-cell">
      <style:table-cell-properties style:vertical-align="middle" fo:padding="0.049cm" fo:border="none"/>
    </style:style>
    <style:style style:name="Table1.B61" style:family="table-cell">
      <style:table-cell-properties style:vertical-align="middle" fo:padding="0.049cm" fo:border="none"/>
    </style:style>
    <style:style style:name="Table1.C61" style:family="table-cell">
      <style:table-cell-properties style:vertical-align="middle" fo:padding="0.049cm" fo:border="none"/>
    </style:style>
    <style:style style:name="Table1.D6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10.5pt" style:font-size-asian="10.5pt" style:font-size-complex="10.5pt"/>
    </style:style>
    <style:style style:name="P2" style:family="paragraph" style:parent-style-name="Table_20_Contents">
      <style:text-properties fo:font-size="10.5pt" fo:background-color="transparent" style:font-size-asian="10.5pt" style:font-size-complex="10.5pt"/>
    </style:style>
    <style:style style:name="P3" style:family="paragraph" style:parent-style-name="Table_20_Contents">
      <style:text-properties fo:color="#ff0000" fo:font-size="10.5pt" style:font-size-asian="10.5pt" style:font-size-complex="10.5pt"/>
    </style:style>
    <style:style style:name="P4" style:family="paragraph" style:parent-style-name="Table_20_Contents">
      <style:text-properties style:use-window-font-color="true" fo:font-size="10.5pt" fo:background-color="transparent" style:font-size-asian="10.5pt" style:font-size-complex="10.5pt"/>
    </style:style>
    <style:style style:name="P5" style:family="paragraph" style:parent-style-name="Table_20_Contents">
      <style:text-properties fo:color="#008000" fo:font-size="10.5pt" fo:background-color="transparent" style:font-size-asian="10.5pt" style:font-size-complex="10.5pt"/>
    </style:style>
    <style:style style:name="P6" style:family="paragraph" style:parent-style-name="Table_20_Contents">
      <style:text-properties fo:color="#008000" fo:font-size="10.5pt" style:font-size-asian="10.5pt" style:font-size-complex="10.5pt"/>
    </style:style>
    <style:style style:name="P7" style:family="paragraph" style:parent-style-name="Heading_20_2">
      <style:text-properties fo:font-size="10.5pt" style:font-size-asian="10.5pt" style:font-size-complex="10.5pt"/>
    </style:style>
    <style:style style:name="P8" style:family="paragraph" style:parent-style-name="Text_20_body">
      <style:text-properties fo:font-size="10.5pt" style:font-size-asian="10.5pt" style:font-size-complex="10.5pt"/>
    </style:style>
    <style:style style:name="P9" style:family="paragraph" style:parent-style-name="Horizontal_20_Line">
      <style:text-properties fo:font-size="10.5pt" style:font-size-asian="10.5pt" style:font-size-complex="10.5pt"/>
    </style:style>
    <style:style style:name="P10" style:family="paragraph" style:parent-style-name="Heading_20_3">
      <style:text-properties fo:font-size="10.5pt" style:font-size-asian="10.5pt" style:font-size-complex="10.5pt"/>
    </style:style>
    <style:style style:name="P11" style:family="paragraph" style:parent-style-name="Standard">
      <style:paragraph-properties fo:break-before="page"/>
      <style:text-properties fo:font-size="10.5pt" style:font-size-asian="10.5pt" style:font-size-complex="10.5pt"/>
    </style:style>
    <style:style style:name="P12" style:family="paragraph" style:parent-style-name="Table_20_Contents">
      <style:paragraph-properties fo:background-color="transparent">
        <style:background-image/>
      </style:paragraph-properties>
      <style:text-properties fo:font-size="10.5pt" style:font-size-asian="10.5pt" style:font-size-complex="10.5pt"/>
    </style:style>
    <style:style style:name="P13" style:family="paragraph" style:parent-style-name="Table_20_Contents">
      <style:paragraph-properties fo:background-color="transparent">
        <style:background-image/>
      </style:paragraph-properties>
      <style:text-properties fo:color="#008000" fo:font-size="10.5pt" fo:background-color="transparent" style:font-size-asian="10.5pt" style:font-size-complex="10.5pt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color="#008000" fo:font-size="10.5pt" style:font-size-asian="10.5pt" style:font-size-complex="10.5pt"/>
    </style:style>
    <style:style style:name="P15" style:family="paragraph" style:parent-style-name="Table_20_Heading">
      <style:text-properties fo:font-size="10.5pt" fo:background-color="transparent" style:font-size-asian="10.5pt" style:font-size-complex="10.5pt"/>
    </style:style>
    <style:style style:name="P16" style:family="paragraph" style:parent-style-name="Table_20_Contents">
      <style:text-properties fo:color="#008000" fo:font-size="10.5pt" style:font-size-asian="10.5pt" style:font-size-complex="10.5pt"/>
    </style:style>
    <style:style style:name="P17" style:family="paragraph" style:parent-style-name="Table_20_Contents">
      <style:text-properties fo:color="#008000" fo:font-size="10.5pt" fo:background-color="transparent" style:font-size-asian="10.5pt" style:font-size-complex="10.5pt"/>
    </style:style>
    <style:style style:name="P18" style:family="paragraph" style:parent-style-name="Text_20_body" style:list-style-name="L1">
      <style:text-properties fo:color="#008000"/>
    </style:style>
    <style:style style:name="P19" style:family="paragraph" style:parent-style-name="Text_20_body" style:list-style-name="L1">
      <style:text-properties fo:color="#ff6633" fo:background-color="transparent"/>
    </style:style>
    <style:style style:name="P20" style:family="paragraph" style:parent-style-name="Text_20_body" style:list-style-name="L1">
      <style:text-properties fo:color="#ff0000"/>
    </style:style>
    <style:style style:name="P21" style:family="paragraph" style:parent-style-name="Text_20_body" style:list-style-name="L2"/>
    <style:style style:name="P22" style:family="paragraph" style:parent-style-name="Text_20_body" style:list-style-name="L3"/>
    <style:style style:name="P23" style:family="paragraph" style:parent-style-name="Text_20_body" style:list-style-name="L4">
      <style:text-properties fo:font-size="10.5pt" style:font-size-asian="10.5pt" style:font-size-complex="10.5pt"/>
    </style:style>
    <style:style style:name="P24" style:family="paragraph" style:parent-style-name="Text_20_body" style:list-style-name="L5">
      <style:text-properties fo:font-size="10.5pt" style:font-size-asian="10.5pt" style:font-size-complex="10.5pt"/>
    </style:style>
    <style:style style:name="P25" style:family="paragraph" style:parent-style-name="Text_20_body" style:list-style-name="L6">
      <style:text-properties fo:font-size="10.5pt" style:font-size-asian="10.5pt" style:font-size-complex="10.5pt"/>
    </style:style>
    <style:style style:name="P26" style:family="paragraph" style:parent-style-name="Text_20_body" style:list-style-name="L7">
      <style:text-properties fo:font-size="10.5pt" style:font-size-asian="10.5pt" style:font-size-complex="10.5pt"/>
    </style:style>
    <style:style style:name="P27" style:family="paragraph" style:parent-style-name="Text_20_body" style:list-style-name="L2">
      <style:paragraph-properties fo:margin-top="0cm" fo:margin-bottom="0cm" loext:contextual-spacing="false"/>
    </style:style>
    <style:style style:name="P28" style:family="paragraph" style:parent-style-name="Text_20_body" style:list-style-name="L3">
      <style:paragraph-properties fo:margin-top="0cm" fo:margin-bottom="0cm" loext:contextual-spacing="false"/>
    </style:style>
    <style:style style:name="P29" style:family="paragraph" style:parent-style-name="Text_20_body" style:list-style-name="L4">
      <style:paragraph-properties fo:margin-top="0cm" fo:margin-bottom="0cm" loext:contextual-spacing="false"/>
      <style:text-properties fo:font-size="10.5pt" style:font-size-asian="10.5pt" style:font-size-complex="10.5pt"/>
    </style:style>
    <style:style style:name="P30" style:family="paragraph" style:parent-style-name="Text_20_body" style:list-style-name="L5">
      <style:paragraph-properties fo:margin-top="0cm" fo:margin-bottom="0cm" loext:contextual-spacing="false"/>
      <style:text-properties fo:font-size="10.5pt" style:font-size-asian="10.5pt" style:font-size-complex="10.5pt"/>
    </style:style>
    <style:style style:name="P31" style:family="paragraph" style:parent-style-name="Text_20_body" style:list-style-name="L6">
      <style:paragraph-properties fo:margin-top="0cm" fo:margin-bottom="0cm" loext:contextual-spacing="false"/>
      <style:text-properties fo:font-size="10.5pt" style:font-size-asian="10.5pt" style:font-size-complex="10.5pt"/>
    </style:style>
    <style:style style:name="P32" style:family="paragraph" style:parent-style-name="Text_20_body" style:list-style-name="L7">
      <style:paragraph-properties fo:margin-top="0cm" fo:margin-bottom="0cm" loext:contextual-spacing="false"/>
      <style:text-properties fo:font-size="10.5pt" style:font-size-asian="10.5pt" style:font-size-complex="10.5pt"/>
    </style:style>
    <style:style style:name="P33" style:family="paragraph" style:parent-style-name="Text_20_body" style:list-style-name="L7">
      <style:paragraph-properties fo:margin-top="0cm" fo:margin-bottom="0cm" loext:contextual-spacing="false"/>
    </style:style>
    <style:style style:name="T1" style:family="text">
      <style:text-properties fo:font-style="italic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fo:font-weight="bold" style:font-size-asian="10.5pt" style:font-size-complex="10.5pt"/>
    </style:style>
    <style:style style:name="T4" style:family="text">
      <style:text-properties fo:font-size="10.5pt" fo:font-style="italic" style:font-size-asian="10.5pt" style:font-size-complex="10.5pt"/>
    </style:style>
    <style:style style:name="T5" style:family="text">
      <style:text-properties fo:font-size="10.5pt" fo:background-color="transparent" loext:char-shading-value="0" style:font-size-asian="10.5pt" style:font-size-complex="10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/></text:p>
      <text:p text:style-name="P8"/>
      <text:p text:style-name="P8">This list is from <text:a xlink:type="simple" xlink:href="http://en.wikipedia.org/wiki/Ftp#List_of_FTP_commands" text:style-name="Internet_20_link" text:visited-style-name="Visited_20_Internet_20_Link">http://en.wikipedia.org/wiki/Ftp#List_of_FTP_commands</text:a></text:p>
      <text:p text:style-name="P8"/>
      <text:p text:style-name="P8">Markers:</text:p>
      <text:list xml:id="list6276617053246464681" text:style-name="L1">
        <text:list-item>
          <text:p text:style-name="P18">Implemented</text:p>
        </text:list-item>
        <text:list-item>
          <text:p text:style-name="P19">Pending implementation</text:p>
        </text:list-item>
        <text:list-item>
          <text:p text:style-name="P20">Will not be implemented</text:p>
        </text:list-item>
      </text:list>
      <text:p text:style-name="P8"/>
      <text:p text:style-name="P8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15">Command</text:p>
          </table:table-cell>
          <table:table-cell table:style-name="Table1.A1" office:value-type="string">
            <text:p text:style-name="P15">Rev.</text:p>
          </table:table-cell>
          <table:table-cell table:style-name="Table1.A1" office:value-type="string">
            <text:p text:style-name="Table_20_Heading"><text:a xlink:type="simple" xlink:href="http://en.wikipedia.org/wiki/Request_for_Comments" text:style-name="Internet_20_link" text:visited-style-name="Visited_20_Internet_20_Link"><text:span text:style-name="T5">RFC</text:span></text:a></text:p>
          </table:table-cell>
          <table:table-cell table:style-name="Table1.A1" office:value-type="string">
            <text:p text:style-name="P15">Description</text:p>
          </table:table-cell>
        </table:table-row>
        <table:table-row>
          <table:table-cell table:style-name="Table1.A1" office:value-type="string">
            <text:p text:style-name="P5">ABOR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Abort an active file transfer</text:p>
          </table:table-cell>
        </table:table-row>
        <table:table-row>
          <table:table-cell table:style-name="Table1.B61" office:value-type="string">
            <text:p text:style-name="P1">ACCT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P1"/>
          </table:table-cell>
          <table:table-cell table:style-name="Table1.D61" office:value-type="string">
            <text:p text:style-name="P1">Account information</text:p>
          </table:table-cell>
        </table:table-row>
        <table:table-row>
          <table:table-cell table:style-name="Table1.B61" office:value-type="string">
            <text:p text:style-name="P1">ADAT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2228" text:style-name="Internet_20_link" text:visited-style-name="Visited_20_Internet_20_Link"><text:span text:style-name="T2">RFC 2228</text:span></text:a></text:p>
          </table:table-cell>
          <table:table-cell table:style-name="Table1.D61" office:value-type="string">
            <text:p text:style-name="P1">Authentication/Security Data</text:p>
          </table:table-cell>
        </table:table-row>
        <table:table-row>
          <table:table-cell table:style-name="Table1.B61" office:value-type="string">
            <text:p text:style-name="P4">ALLO</text:p>
          </table:table-cell>
          <table:table-cell table:style-name="Table1.B61" office:value-type="string">
            <text:p text:style-name="P4"/>
          </table:table-cell>
          <table:table-cell table:style-name="Table1.C61" office:value-type="string">
            <text:p text:style-name="P4"/>
          </table:table-cell>
          <table:table-cell table:style-name="Table1.D61" office:value-type="string">
            <text:p text:style-name="P4">Allocate sufficient disk space to receive a file</text:p>
          </table:table-cell>
        </table:table-row>
        <table:table-row>
          <table:table-cell table:style-name="Table1.B61" office:value-type="string">
            <text:p text:style-name="P13">APPE</text:p>
          </table:table-cell>
          <table:table-cell table:style-name="Table1.B61" office:value-type="string">
            <text:p text:style-name="P4"/>
          </table:table-cell>
          <table:table-cell table:style-name="Table1.C61" office:value-type="string">
            <text:p text:style-name="P4"/>
          </table:table-cell>
          <table:table-cell table:style-name="Table1.D61" office:value-type="string">
            <text:p text:style-name="P4">Append.</text:p>
          </table:table-cell>
        </table:table-row>
        <table:table-row>
          <table:table-cell table:style-name="Table1.B61" office:value-type="string">
            <text:p text:style-name="P6">AUTH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2228" text:style-name="Internet_20_link" text:visited-style-name="Visited_20_Internet_20_Link"><text:span text:style-name="T2">RFC 2228</text:span></text:a></text:p>
          </table:table-cell>
          <table:table-cell table:style-name="Table1.D61" office:value-type="string">
            <text:p text:style-name="P1">Authentication/Security Mechanism</text:p>
          </table:table-cell>
        </table:table-row>
        <table:table-row>
          <table:table-cell table:style-name="Table1.B61" office:value-type="string">
            <text:p text:style-name="P1">CCC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2228" text:style-name="Internet_20_link" text:visited-style-name="Visited_20_Internet_20_Link"><text:span text:style-name="T2">RFC 2228</text:span></text:a></text:p>
          </table:table-cell>
          <table:table-cell table:style-name="Table1.D61" office:value-type="string">
            <text:p text:style-name="P1">Clear Command Channel</text:p>
          </table:table-cell>
        </table:table-row>
        <table:table-row>
          <table:table-cell table:style-name="Table1.B61" office:value-type="string">
            <text:p text:style-name="P6">CDUP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959" text:style-name="Internet_20_link" text:visited-style-name="Visited_20_Internet_20_Link"><text:span text:style-name="T2">RFC 959</text:span></text:a></text:p>
          </table:table-cell>
          <table:table-cell table:style-name="Table1.D61" office:value-type="string">
            <text:p text:style-name="P12">Change to Parent Directory</text:p>
          </table:table-cell>
        </table:table-row>
        <table:table-row>
          <table:table-cell table:style-name="Table1.B61" office:value-type="string">
            <text:p text:style-name="P1">CONF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2228" text:style-name="Internet_20_link" text:visited-style-name="Visited_20_Internet_20_Link"><text:span text:style-name="T2">RFC 2228</text:span></text:a></text:p>
          </table:table-cell>
          <table:table-cell table:style-name="Table1.D61" office:value-type="string">
            <text:p text:style-name="P1">Confidentiality Protection Command</text:p>
          </table:table-cell>
        </table:table-row>
        <table:table-row>
          <table:table-cell table:style-name="Table1.B61" office:value-type="string">
            <text:p text:style-name="P6">CWD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697" text:style-name="Internet_20_link" text:visited-style-name="Visited_20_Internet_20_Link"><text:span text:style-name="T2">RFC 697</text:span></text:a></text:p>
          </table:table-cell>
          <table:table-cell table:style-name="Table1.D61" office:value-type="string">
            <text:p text:style-name="P1">Change working directory</text:p>
          </table:table-cell>
        </table:table-row>
        <table:table-row>
          <table:table-cell table:style-name="Table1.B61" office:value-type="string">
            <text:p text:style-name="P6">DELE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P1"/>
          </table:table-cell>
          <table:table-cell table:style-name="Table1.D61" office:value-type="string">
            <text:p text:style-name="P1">Delete file.</text:p>
          </table:table-cell>
        </table:table-row>
        <table:table-row>
          <table:table-cell table:style-name="Table1.B61" office:value-type="string">
            <text:p text:style-name="P1">ENC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2228" text:style-name="Internet_20_link" text:visited-style-name="Visited_20_Internet_20_Link"><text:span text:style-name="T2">RFC 2228</text:span></text:a></text:p>
          </table:table-cell>
          <table:table-cell table:style-name="Table1.D61" office:value-type="string">
            <text:p text:style-name="P1">Privacy Protected Channel</text:p>
          </table:table-cell>
        </table:table-row>
        <table:table-row>
          <table:table-cell table:style-name="Table1.B61" office:value-type="string">
            <text:p text:style-name="P1">EPRT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2428" text:style-name="Internet_20_link" text:visited-style-name="Visited_20_Internet_20_Link"><text:span text:style-name="T2">RFC 2428</text:span></text:a></text:p>
          </table:table-cell>
          <table:table-cell table:style-name="Table1.D61" office:value-type="string">
            <text:p text:style-name="P1">Specifies an extended address and port to which the server should connect</text:p>
          </table:table-cell>
        </table:table-row>
        <table:table-row>
          <table:table-cell table:style-name="Table1.B61" office:value-type="string">
            <text:p text:style-name="P1">EPSV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2428" text:style-name="Internet_20_link" text:visited-style-name="Visited_20_Internet_20_Link"><text:span text:style-name="T2">RFC 2428</text:span></text:a></text:p>
          </table:table-cell>
          <table:table-cell table:style-name="Table1.D61" office:value-type="string">
            <text:p text:style-name="P1">Enter extended passive mode</text:p>
          </table:table-cell>
        </table:table-row>
        <table:table-row>
          <table:table-cell table:style-name="Table1.B61" office:value-type="string">
            <text:p text:style-name="P6">FEAT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2389" text:style-name="Internet_20_link" text:visited-style-name="Visited_20_Internet_20_Link"><text:span text:style-name="T2">RFC 2389</text:span></text:a></text:p>
          </table:table-cell>
          <table:table-cell table:style-name="Table1.D61" office:value-type="string">
            <text:p text:style-name="P1">Get the feature list implemented by the server</text:p>
          </table:table-cell>
        </table:table-row>
        <table:table-row>
          <table:table-cell table:style-name="Table1.B61" office:value-type="string">
            <text:p text:style-name="P6">HELP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P1"/>
          </table:table-cell>
          <table:table-cell table:style-name="Table1.D61" office:value-type="string">
            <text:p text:style-name="P12">Help</text:p>
          </table:table-cell>
        </table:table-row>
        <table:table-row>
          <table:table-cell table:style-name="Table1.B61" office:value-type="string">
            <text:p text:style-name="P1">LANG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2640" text:style-name="Internet_20_link" text:visited-style-name="Visited_20_Internet_20_Link"><text:span text:style-name="T2">RFC 2640</text:span></text:a></text:p>
          </table:table-cell>
          <table:table-cell table:style-name="Table1.D61" office:value-type="string">
            <text:p text:style-name="P1">Language Negotiation</text:p>
          </table:table-cell>
        </table:table-row>
        <table:table-row>
          <table:table-cell table:style-name="Table1.B61" office:value-type="string">
            <text:p text:style-name="P6">LIST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P1"/>
          </table:table-cell>
          <table:table-cell table:style-name="Table1.D61" office:value-type="string">
            <text:p text:style-name="P1">Returns information of a file or directory if specified, else information of the current working directory is returned</text:p>
          </table:table-cell>
        </table:table-row>
        <table:table-row>
          <table:table-cell table:style-name="Table1.B61" office:value-type="string">
            <text:p text:style-name="P1">LPRT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1639" text:style-name="Internet_20_link" text:visited-style-name="Visited_20_Internet_20_Link"><text:span text:style-name="T2">RFC 1639</text:span></text:a></text:p>
          </table:table-cell>
          <table:table-cell table:style-name="Table1.D61" office:value-type="string">
            <text:p text:style-name="P1">Specifies a long address and port to which the server should connect</text:p>
          </table:table-cell>
        </table:table-row>
        <table:table-row>
          <table:table-cell table:style-name="Table1.B61" office:value-type="string">
            <text:p text:style-name="P1">LPSV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1639" text:style-name="Internet_20_link" text:visited-style-name="Visited_20_Internet_20_Link"><text:span text:style-name="T2">RFC 1639</text:span></text:a></text:p>
          </table:table-cell>
          <table:table-cell table:style-name="Table1.D61" office:value-type="string">
            <text:p text:style-name="P1">Enter long passive mode</text:p>
          </table:table-cell>
        </table:table-row>
        <table:table-row>
          <table:table-cell table:style-name="Table1.B61" office:value-type="string">
            <text:p text:style-name="P6">MDTM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3659" text:style-name="Internet_20_link" text:visited-style-name="Visited_20_Internet_20_Link"><text:span text:style-name="T2">RFC 3659</text:span></text:a></text:p>
          </table:table-cell>
          <table:table-cell table:style-name="Table1.D61" office:value-type="string">
            <text:p text:style-name="P1">Return the last-modified time of a specified file</text:p>
          </table:table-cell>
        </table:table-row>
        <table:table-row>
          <table:table-cell table:style-name="Table1.B61" office:value-type="string">
            <text:p text:style-name="P1">MIC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2228" text:style-name="Internet_20_link" text:visited-style-name="Visited_20_Internet_20_Link"><text:span text:style-name="T2">RFC 2228</text:span></text:a></text:p>
          </table:table-cell>
          <table:table-cell table:style-name="Table1.D61" office:value-type="string">
            <text:p text:style-name="P1">Integrity Protected Command</text:p>
          </table:table-cell>
        </table:table-row>
        <table:table-row>
          <table:table-cell table:style-name="Table1.B61" office:value-type="string">
            <text:p text:style-name="P6">MKD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959" text:style-name="Internet_20_link" text:visited-style-name="Visited_20_Internet_20_Link"><text:span text:style-name="T2">RFC 959</text:span></text:a></text:p>
          </table:table-cell>
          <table:table-cell table:style-name="Table1.D61" office:value-type="string">
            <text:p text:style-name="P1">Make directory</text:p>
          </table:table-cell>
        </table:table-row>
        <table:table-row>
          <table:table-cell table:style-name="Table1.B61" office:value-type="string">
            <text:p text:style-name="P6">MLSD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3659" text:style-name="Internet_20_link" text:visited-style-name="Visited_20_Internet_20_Link"><text:span text:style-name="T2">RFC 3659</text:span></text:a></text:p>
          </table:table-cell>
          <table:table-cell table:style-name="Table1.D61" office:value-type="string">
            <text:p text:style-name="P1">Lists the contents of a directory if a directory is named</text:p>
          </table:table-cell>
        </table:table-row>
        <table:table-row>
          <table:table-cell table:style-name="Table1.B61" office:value-type="string">
            <text:p text:style-name="P6">MLST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3659" text:style-name="Internet_20_link" text:visited-style-name="Visited_20_Internet_20_Link"><text:span text:style-name="T2">RFC 3659</text:span></text:a></text:p>
          </table:table-cell>
          <table:table-cell table:style-name="Table1.D61" office:value-type="string">
            <text:p text:style-name="P1">Provides data about exactly the object named on its command line, and no others</text:p>
          </table:table-cell>
        </table:table-row>
        <table:table-row>
          <table:table-cell table:style-name="Table1.B61" office:value-type="string">
            <text:p text:style-name="P6">MODE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P1"/>
          </table:table-cell>
          <table:table-cell table:style-name="Table1.D61" office:value-type="string">
            <text:p text:style-name="P1">Sets the transfer mode (Stream, Block, or Compressed)</text:p>
          </table:table-cell>
        </table:table-row>
        <table:table-row>
          <table:table-cell table:style-name="Table1.B61" office:value-type="string">
            <text:p text:style-name="P14">NLST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P1"/>
          </table:table-cell>
          <table:table-cell table:style-name="Table1.D61" office:value-type="string">
            <text:p text:style-name="P1">Returns a list of file names in a specified directory</text:p>
          </table:table-cell>
        </table:table-row>
        <table:table-row>
          <table:table-cell table:style-name="Table1.B61" office:value-type="string">
            <text:p text:style-name="P6">NOOP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P1"/>
          </table:table-cell>
          <table:table-cell table:style-name="Table1.D61" office:value-type="string">
            <text:p text:style-name="P1">No operation (dummy packet; used mostly on keepalives)</text:p>
          </table:table-cell>
        </table:table-row>
        <table:table-row>
          <table:table-cell table:style-name="Table1.B61" office:value-type="string">
            <text:p text:style-name="P6">OPTS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2389" text:style-name="Internet_20_link" text:visited-style-name="Visited_20_Internet_20_Link"><text:span text:style-name="T2">RFC 2389</text:span></text:a></text:p>
          </table:table-cell>
          <table:table-cell table:style-name="Table1.D61" office:value-type="string">
            <text:p text:style-name="P1">Select options for a feature</text:p>
          </table:table-cell>
        </table:table-row>
        <table:table-row>
          <table:table-cell table:style-name="Table1.B61" office:value-type="string">
            <text:p text:style-name="P5">PASS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P1"/>
          </table:table-cell>
          <table:table-cell table:style-name="Table1.D61" office:value-type="string">
            <text:p text:style-name="P1">Authentication password</text:p>
          </table:table-cell>
        </table:table-row>
        <table:table-row>
          <table:table-cell table:style-name="Table1.B61" office:value-type="string">
            <text:p text:style-name="P6">PASV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P1"/>
          </table:table-cell>
          <table:table-cell table:style-name="Table1.D61" office:value-type="string">
            <text:p text:style-name="P1">Enter passive mode</text:p>
          </table:table-cell>
        </table:table-row>
        <table:table-row>
          <table:table-cell table:style-name="Table1.B61" office:value-type="string">
            <text:p text:style-name="P6">PBSZ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2228" text:style-name="Internet_20_link" text:visited-style-name="Visited_20_Internet_20_Link"><text:span text:style-name="T2">RFC 2228</text:span></text:a></text:p>
          </table:table-cell>
          <table:table-cell table:style-name="Table1.D61" office:value-type="string">
            <text:p text:style-name="P1">Protection Buffer Size</text:p>
          </table:table-cell>
        </table:table-row>
        <table:table-row>
          <table:table-cell table:style-name="Table1.B61" office:value-type="string">
            <text:p text:style-name="P6">PORT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P1"/>
          </table:table-cell>
          <table:table-cell table:style-name="Table1.D61" office:value-type="string">
            <text:p text:style-name="P1">Specifies an address and port to which the server should connect</text:p>
          </table:table-cell>
        </table:table-row>
        <table:table-row>
          <table:table-cell table:style-name="Table1.B61" office:value-type="string">
            <text:p text:style-name="P6">PROT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2228" text:style-name="Internet_20_link" text:visited-style-name="Visited_20_Internet_20_Link"><text:span text:style-name="T2">RFC 2228</text:span></text:a></text:p>
          </table:table-cell>
          <table:table-cell table:style-name="Table1.D61" office:value-type="string">
            <text:p text:style-name="P1">Data Channel Protection Level</text:p>
          </table:table-cell>
        </table:table-row>
        <table:table-row>
          <table:table-cell table:style-name="Table1.B61" office:value-type="string">
            <text:p text:style-name="P6">PWD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959" text:style-name="Internet_20_link" text:visited-style-name="Visited_20_Internet_20_Link"><text:span text:style-name="T2">RFC 959</text:span></text:a></text:p>
          </table:table-cell>
          <table:table-cell table:style-name="Table1.D61" office:value-type="string">
            <text:p text:style-name="P1">Print working directory. Returns the current directory of the host</text:p>
          </table:table-cell>
        </table:table-row>
        <table:table-row>
          <table:table-cell table:style-name="Table1.B61" office:value-type="string">
            <text:p text:style-name="P6">QUIT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P1"/>
          </table:table-cell>
          <table:table-cell table:style-name="Table1.D61" office:value-type="string">
            <text:p text:style-name="P1">Disconnect</text:p>
          </table:table-cell>
        </table:table-row>
        <table:table-row>
          <table:table-cell table:style-name="Table1.B61" office:value-type="string">
            <text:p text:style-name="P1">REIN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P1"/>
          </table:table-cell>
          <table:table-cell table:style-name="Table1.D61" office:value-type="string">
            <text:p text:style-name="P1">Re initializes the connection</text:p>
          </table:table-cell>
        </table:table-row>
        <table:table-row>
          <table:table-cell table:style-name="Table1.B61" office:value-type="string">
            <text:p text:style-name="P6">REST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3659" text:style-name="Internet_20_link" text:visited-style-name="Visited_20_Internet_20_Link"><text:span text:style-name="T2">RFC 3659</text:span></text:a></text:p>
          </table:table-cell>
          <table:table-cell table:style-name="Table1.D61" office:value-type="string">
            <text:p text:style-name="P1">Restart transfer from the specified point</text:p>
          </table:table-cell>
        </table:table-row>
        <table:table-row>
          <table:table-cell table:style-name="Table1.B61" office:value-type="string">
            <text:p text:style-name="P6">RETR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P1"/>
          </table:table-cell>
          <table:table-cell table:style-name="Table1.D61" office:value-type="string">
            <text:p text:style-name="P1">Transfer a copy of the file</text:p>
          </table:table-cell>
        </table:table-row>
        <table:table-row>
          <table:table-cell table:style-name="Table1.B61" office:value-type="string">
            <text:p text:style-name="P6">RMD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959" text:style-name="Internet_20_link" text:visited-style-name="Visited_20_Internet_20_Link"><text:span text:style-name="T2">RFC 959</text:span></text:a></text:p>
          </table:table-cell>
          <table:table-cell table:style-name="Table1.D61" office:value-type="string">
            <text:p text:style-name="P1">Remove a directory</text:p>
          </table:table-cell>
        </table:table-row>
        <table:table-row>
          <table:table-cell table:style-name="Table1.B61" office:value-type="string">
            <text:p text:style-name="P6">RNFR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P1"/>
          </table:table-cell>
          <table:table-cell table:style-name="Table1.D61" office:value-type="string">
            <text:p text:style-name="P1">Rename from.</text:p>
          </table:table-cell>
        </table:table-row>
        <table:table-row>
          <table:table-cell table:style-name="Table1.B61" office:value-type="string">
            <text:p text:style-name="P6">RNTO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P1"/>
          </table:table-cell>
          <table:table-cell table:style-name="Table1.D61" office:value-type="string">
            <text:p text:style-name="P1">Rename to</text:p>
          </table:table-cell>
        </table:table-row>
        <table:table-row>
          <table:table-cell table:style-name="Table1.B61" office:value-type="string">
            <text:p text:style-name="P1">SITE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P1"/>
          </table:table-cell>
          <table:table-cell table:style-name="Table1.D61" office:value-type="string">
            <text:p text:style-name="P1">Sends site specific commands to remote server</text:p>
          </table:table-cell>
        </table:table-row>
        <table:table-row>
          <table:table-cell table:style-name="Table1.B61" office:value-type="string">
            <text:p text:style-name="P6">SIZE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3659" text:style-name="Internet_20_link" text:visited-style-name="Visited_20_Internet_20_Link"><text:span text:style-name="T2">RFC 3659</text:span></text:a></text:p>
          </table:table-cell>
          <table:table-cell table:style-name="Table1.D61" office:value-type="string">
            <text:p text:style-name="P1">Return the size of a file</text:p>
          </table:table-cell>
        </table:table-row>
        <table:table-row>
          <table:table-cell table:style-name="Table1.B61" office:value-type="string">
            <text:p text:style-name="P1">SMNT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959" text:style-name="Internet_20_link" text:visited-style-name="Visited_20_Internet_20_Link"><text:span text:style-name="T2">RFC 959</text:span></text:a></text:p>
          </table:table-cell>
          <table:table-cell table:style-name="Table1.D61" office:value-type="string">
            <text:p text:style-name="P1">Mount file structure</text:p>
          </table:table-cell>
        </table:table-row>
        <table:table-row>
          <table:table-cell table:style-name="Table1.B61" office:value-type="string">
            <text:p text:style-name="P6">STAT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P1"/>
          </table:table-cell>
          <table:table-cell table:style-name="Table1.D61" office:value-type="string">
            <text:p text:style-name="P1">Returns the current status</text:p>
          </table:table-cell>
        </table:table-row>
        <table:table-row>
          <table:table-cell table:style-name="Table1.B61" office:value-type="string">
            <text:p text:style-name="P6">STOR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P1"/>
          </table:table-cell>
          <table:table-cell table:style-name="Table1.D61" office:value-type="string">
            <text:p text:style-name="P1">Accept the data and to store the data as a file at the server site</text:p>
          </table:table-cell>
        </table:table-row>
        <table:table-row>
          <table:table-cell table:style-name="Table1.B61" office:value-type="string">
            <text:p text:style-name="P6">STOU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959" text:style-name="Internet_20_link" text:visited-style-name="Visited_20_Internet_20_Link"><text:span text:style-name="T2">RFC 959</text:span></text:a></text:p>
          </table:table-cell>
          <table:table-cell table:style-name="Table1.D61" office:value-type="string">
            <text:p text:style-name="P1">Store file uniquely</text:p>
          </table:table-cell>
        </table:table-row>
        <table:table-row>
          <table:table-cell table:style-name="Table1.B61" office:value-type="string">
            <text:p text:style-name="P6">STRU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P1"/>
          </table:table-cell>
          <table:table-cell table:style-name="Table1.D61" office:value-type="string">
            <text:p text:style-name="P1">Set file transfer structure</text:p>
          </table:table-cell>
        </table:table-row>
        <table:table-row>
          <table:table-cell table:style-name="Table1.B61" office:value-type="string">
            <text:p text:style-name="P6">SYST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959" text:style-name="Internet_20_link" text:visited-style-name="Visited_20_Internet_20_Link"><text:span text:style-name="T2">RFC 959</text:span></text:a></text:p>
          </table:table-cell>
          <table:table-cell table:style-name="Table1.D61" office:value-type="string">
            <text:p text:style-name="P1">Return system type</text:p>
          </table:table-cell>
        </table:table-row>
        <table:table-row>
          <table:table-cell table:style-name="Table1.B61" office:value-type="string">
            <text:p text:style-name="P6">TYPE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P1"/>
          </table:table-cell>
          <table:table-cell table:style-name="Table1.D61" office:value-type="string">
            <text:p text:style-name="Table_20_Contents"><text:span text:style-name="T2">Sets the transfer mode (</text:span><text:a xlink:type="simple" xlink:href="http://en.wikipedia.org/wiki/ASCII" text:style-name="Internet_20_link" text:visited-style-name="Visited_20_Internet_20_Link"><text:span text:style-name="T2">ASCII</text:span></text:a><text:span text:style-name="T2">/</text:span><text:a xlink:type="simple" xlink:href="http://en.wikipedia.org/wiki/Binary_file" text:style-name="Internet_20_link" text:visited-style-name="Visited_20_Internet_20_Link"><text:span text:style-name="T2">Binary</text:span></text:a><text:span text:style-name="T2">)</text:span></text:p>
          </table:table-cell>
        </table:table-row>
        <table:table-row>
          <table:table-cell table:style-name="Table1.B61" office:value-type="string">
            <text:p text:style-name="P6">USER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P1"/>
          </table:table-cell>
          <table:table-cell table:style-name="Table1.D61" office:value-type="string">
            <text:p text:style-name="P1">Authentication username</text:p>
          </table:table-cell>
        </table:table-row>
        <table:table-row>
          <table:table-cell table:style-name="Table1.B61" office:value-type="string">
            <text:p text:style-name="P1">XCUP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775" text:style-name="Internet_20_link" text:visited-style-name="Visited_20_Internet_20_Link"><text:span text:style-name="T2">RFC 775</text:span></text:a></text:p>
          </table:table-cell>
          <table:table-cell table:style-name="Table1.D61" office:value-type="string">
            <text:p text:style-name="P1">Change to the parent of the current working directory</text:p>
          </table:table-cell>
        </table:table-row>
        <table:table-row>
          <table:table-cell table:style-name="Table1.B61" office:value-type="string">
            <text:p text:style-name="P1">XMKD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775" text:style-name="Internet_20_link" text:visited-style-name="Visited_20_Internet_20_Link"><text:span text:style-name="T2">RFC 775</text:span></text:a></text:p>
          </table:table-cell>
          <table:table-cell table:style-name="Table1.D61" office:value-type="string">
            <text:p text:style-name="P1">Make a directory</text:p>
          </table:table-cell>
        </table:table-row>
        <table:table-row>
          <table:table-cell table:style-name="Table1.B61" office:value-type="string">
            <text:p text:style-name="P1">XPWD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775" text:style-name="Internet_20_link" text:visited-style-name="Visited_20_Internet_20_Link"><text:span text:style-name="T2">RFC 775</text:span></text:a></text:p>
          </table:table-cell>
          <table:table-cell table:style-name="Table1.D61" office:value-type="string">
            <text:p text:style-name="P1">Print the current working directory</text:p>
          </table:table-cell>
        </table:table-row>
        <table:table-row>
          <table:table-cell table:style-name="Table1.B61" office:value-type="string">
            <text:p text:style-name="P3">XRCP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743" text:style-name="Internet_20_link" text:visited-style-name="Visited_20_Internet_20_Link"><text:span text:style-name="T2">RFC 743</text:span></text:a></text:p>
          </table:table-cell>
          <table:table-cell table:style-name="Table1.D61" office:value-type="string">
            <text:p text:style-name="P1"/>
          </table:table-cell>
        </table:table-row>
        <table:table-row>
          <table:table-cell table:style-name="Table1.B61" office:value-type="string">
            <text:p text:style-name="P1">XRMD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775" text:style-name="Internet_20_link" text:visited-style-name="Visited_20_Internet_20_Link"><text:span text:style-name="T2">RFC 775</text:span></text:a></text:p>
          </table:table-cell>
          <table:table-cell table:style-name="Table1.D61" office:value-type="string">
            <text:p text:style-name="P1">Remove the directory</text:p>
          </table:table-cell>
        </table:table-row>
        <table:table-row>
          <table:table-cell table:style-name="Table1.B61" office:value-type="string">
            <text:p text:style-name="P3">XRSQ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743" text:style-name="Internet_20_link" text:visited-style-name="Visited_20_Internet_20_Link"><text:span text:style-name="T2">RFC 743</text:span></text:a></text:p>
          </table:table-cell>
          <table:table-cell table:style-name="Table1.D61" office:value-type="string">
            <text:p text:style-name="P1"/>
          </table:table-cell>
        </table:table-row>
        <table:table-row>
          <table:table-cell table:style-name="Table1.B61" office:value-type="string">
            <text:p text:style-name="P3">XSEM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737" text:style-name="Internet_20_link" text:visited-style-name="Visited_20_Internet_20_Link"><text:span text:style-name="T2">RFC 737</text:span></text:a></text:p>
          </table:table-cell>
          <table:table-cell table:style-name="Table1.D61" office:value-type="string">
            <text:p text:style-name="P1">Send, mail if cannot</text:p>
          </table:table-cell>
        </table:table-row>
        <table:table-row>
          <table:table-cell table:style-name="Table1.B61" office:value-type="string">
            <text:p text:style-name="P3">XSEN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737" text:style-name="Internet_20_link" text:visited-style-name="Visited_20_Internet_20_Link"><text:span text:style-name="T2">RFC 737</text:span></text:a></text:p>
          </table:table-cell>
          <table:table-cell table:style-name="Table1.D61" office:value-type="string">
            <text:p text:style-name="P1">Send to terminal</text:p>
          </table:table-cell>
        </table:table-row>
      </table:table>
      <text:h text:style-name="P7" text:outline-level="2"/>
      <text:p text:style-name="P8"/>
      <text:p text:style-name="P11"/>
      <text:h text:style-name="P7" text:outline-level="2">List of raw FTP commands</text:h>
      <text:p text:style-name="P8">Note that commands marked with a * are not implemented in a number of FTP servers. </text:p>
      <text:h text:style-name="P10" text:outline-level="3">Common commands</text:h>
      <text:list xml:id="list3151932922708854072" text:style-name="L2">
        <text:list-item>
          <text:p text:style-name="P27"><text:a xlink:type="simple" xlink:href="http://www.nsftools.com/tips/RawFTP.htm#ABOR" text:style-name="Internet_20_link" text:visited-style-name="Visited_20_Internet_20_Link"><text:span text:style-name="T2">ABOR</text:span></text:a><text:span text:style-name="T2"> - </text:span><text:span text:style-name="T3">abor</text:span><text:span text:style-name="T2">t a file transfer </text:span></text:p>
        </text:list-item>
        <text:list-item>
          <text:p text:style-name="P27"><text:a xlink:type="simple" xlink:href="http://www.nsftools.com/tips/RawFTP.htm#CWD" text:style-name="Internet_20_link" text:visited-style-name="Visited_20_Internet_20_Link"><text:span text:style-name="T2">CWD</text:span></text:a><text:span text:style-name="T2"> - </text:span><text:span text:style-name="T3">c</text:span><text:span text:style-name="T2">hange </text:span><text:span text:style-name="T3">w</text:span><text:span text:style-name="T2">orking </text:span><text:span text:style-name="T3">d</text:span><text:span text:style-name="T2">irectory </text:span></text:p>
        </text:list-item>
        <text:list-item>
          <text:p text:style-name="P27"><text:a xlink:type="simple" xlink:href="http://www.nsftools.com/tips/RawFTP.htm#DELE" text:style-name="Internet_20_link" text:visited-style-name="Visited_20_Internet_20_Link"><text:span text:style-name="T2">DELE</text:span></text:a><text:span text:style-name="T2"> - </text:span><text:span text:style-name="T3">dele</text:span><text:span text:style-name="T2">te a remote file </text:span></text:p>
        </text:list-item>
        <text:list-item>
          <text:p text:style-name="P27"><text:a xlink:type="simple" xlink:href="http://www.nsftools.com/tips/RawFTP.htm#LIST" text:style-name="Internet_20_link" text:visited-style-name="Visited_20_Internet_20_Link"><text:span text:style-name="T2">LIST</text:span></text:a><text:span text:style-name="T2"> - </text:span><text:span text:style-name="T3">list</text:span><text:span text:style-name="T2"> remote files </text:span></text:p>
        </text:list-item>
        <text:list-item>
          <text:p text:style-name="P27"><text:a xlink:type="simple" xlink:href="http://www.nsftools.com/tips/RawFTP.htm#MDTM" text:style-name="Internet_20_link" text:visited-style-name="Visited_20_Internet_20_Link"><text:span text:style-name="T2">MDTM</text:span></text:a><text:span text:style-name="T2"> - return the </text:span><text:span text:style-name="T3">m</text:span><text:span text:style-name="T2">o</text:span><text:span text:style-name="T3">d</text:span><text:span text:style-name="T2">ification </text:span><text:span text:style-name="T3">t</text:span><text:span text:style-name="T2">i</text:span><text:span text:style-name="T3">m</text:span><text:span text:style-name="T2">e of a file </text:span></text:p>
        </text:list-item>
        <text:list-item>
          <text:p text:style-name="P27"><text:a xlink:type="simple" xlink:href="http://www.nsftools.com/tips/RawFTP.htm#MKD" text:style-name="Internet_20_link" text:visited-style-name="Visited_20_Internet_20_Link"><text:span text:style-name="T2">MKD</text:span></text:a><text:span text:style-name="T2"> - </text:span><text:span text:style-name="T3">m</text:span><text:span text:style-name="T2">a</text:span><text:span text:style-name="T3">k</text:span><text:span text:style-name="T2">e a remote </text:span><text:span text:style-name="T3">d</text:span><text:span text:style-name="T2">irectory </text:span></text:p>
        </text:list-item>
        <text:list-item>
          <text:p text:style-name="P27"><text:a xlink:type="simple" xlink:href="http://www.nsftools.com/tips/RawFTP.htm#NLST" text:style-name="Internet_20_link" text:visited-style-name="Visited_20_Internet_20_Link"><text:span text:style-name="T2">NLST</text:span></text:a><text:span text:style-name="T2"> - </text:span><text:span text:style-name="T3">n</text:span><text:span text:style-name="T2">ame </text:span><text:span text:style-name="T3">l</text:span><text:span text:style-name="T2">i</text:span><text:span text:style-name="T3">st</text:span><text:span text:style-name="T2"> of remote directory </text:span></text:p>
        </text:list-item>
        <text:list-item>
          <text:p text:style-name="P27"><text:a xlink:type="simple" xlink:href="http://www.nsftools.com/tips/RawFTP.htm#PASS" text:style-name="Internet_20_link" text:visited-style-name="Visited_20_Internet_20_Link"><text:span text:style-name="T2">PASS</text:span></text:a><text:span text:style-name="T2"> - send </text:span><text:span text:style-name="T3">pass</text:span><text:span text:style-name="T2">word </text:span></text:p>
        </text:list-item>
        <text:list-item>
          <text:p text:style-name="P27"><text:a xlink:type="simple" xlink:href="http://www.nsftools.com/tips/RawFTP.htm#PASV" text:style-name="Internet_20_link" text:visited-style-name="Visited_20_Internet_20_Link"><text:span text:style-name="T2">PASV</text:span></text:a><text:span text:style-name="T2"> - enter </text:span><text:span text:style-name="T3">pas</text:span><text:span text:style-name="T2">si</text:span><text:span text:style-name="T3">v</text:span><text:span text:style-name="T2">e mode </text:span></text:p>
        </text:list-item>
        <text:list-item>
          <text:p text:style-name="P27"><text:a xlink:type="simple" xlink:href="http://www.nsftools.com/tips/RawFTP.htm#PORT" text:style-name="Internet_20_link" text:visited-style-name="Visited_20_Internet_20_Link"><text:span text:style-name="T2">PORT</text:span></text:a><text:span text:style-name="T2"> - open a data </text:span><text:span text:style-name="T3">port</text:span><text:span text:style-name="T2"> </text:span></text:p>
        </text:list-item>
        <text:list-item>
          <text:p text:style-name="P27"><text:a xlink:type="simple" xlink:href="http://www.nsftools.com/tips/RawFTP.htm#PWD" text:style-name="Internet_20_link" text:visited-style-name="Visited_20_Internet_20_Link"><text:span text:style-name="T2">PWD</text:span></text:a><text:span text:style-name="T2"> - </text:span><text:span text:style-name="T3">p</text:span><text:span text:style-name="T2">rint </text:span><text:span text:style-name="T3">w</text:span><text:span text:style-name="T2">orking </text:span><text:span text:style-name="T3">d</text:span><text:span text:style-name="T2">irectory </text:span></text:p>
        </text:list-item>
        <text:list-item>
          <text:p text:style-name="P27"><text:a xlink:type="simple" xlink:href="http://www.nsftools.com/tips/RawFTP.htm#QUIT" text:style-name="Internet_20_link" text:visited-style-name="Visited_20_Internet_20_Link"><text:span text:style-name="T2">QUIT</text:span></text:a><text:span text:style-name="T2"> - terminate the connection </text:span></text:p>
        </text:list-item>
        <text:list-item>
          <text:p text:style-name="P27"><text:a xlink:type="simple" xlink:href="http://www.nsftools.com/tips/RawFTP.htm#RETR" text:style-name="Internet_20_link" text:visited-style-name="Visited_20_Internet_20_Link"><text:span text:style-name="T2">RETR</text:span></text:a><text:span text:style-name="T2"> - </text:span><text:span text:style-name="T3">retr</text:span><text:span text:style-name="T2">ieve a remote file </text:span></text:p>
        </text:list-item>
        <text:list-item>
          <text:p text:style-name="P27"><text:a xlink:type="simple" xlink:href="http://www.nsftools.com/tips/RawFTP.htm#RMD" text:style-name="Internet_20_link" text:visited-style-name="Visited_20_Internet_20_Link"><text:span text:style-name="T2">RMD</text:span></text:a><text:span text:style-name="T2"> - </text:span><text:span text:style-name="T3">r</text:span><text:span text:style-name="T2">e</text:span><text:span text:style-name="T3">m</text:span><text:span text:style-name="T2">ove a remote </text:span><text:span text:style-name="T3">d</text:span><text:span text:style-name="T2">irectory </text:span></text:p>
        </text:list-item>
        <text:list-item>
          <text:p text:style-name="P27"><text:a xlink:type="simple" xlink:href="http://www.nsftools.com/tips/RawFTP.htm#RNFR" text:style-name="Internet_20_link" text:visited-style-name="Visited_20_Internet_20_Link"><text:span text:style-name="T2">RNFR</text:span></text:a><text:span text:style-name="T2"> - </text:span><text:span text:style-name="T3">r</text:span><text:span text:style-name="T2">e</text:span><text:span text:style-name="T3">n</text:span><text:span text:style-name="T2">ame </text:span><text:span text:style-name="T3">fr</text:span><text:span text:style-name="T2">om </text:span></text:p>
        </text:list-item>
        <text:list-item>
          <text:p text:style-name="P27"><text:a xlink:type="simple" xlink:href="http://www.nsftools.com/tips/RawFTP.htm#RNTO" text:style-name="Internet_20_link" text:visited-style-name="Visited_20_Internet_20_Link"><text:span text:style-name="T2">RNTO</text:span></text:a><text:span text:style-name="T2"> - </text:span><text:span text:style-name="T3">r</text:span><text:span text:style-name="T2">e</text:span><text:span text:style-name="T3">n</text:span><text:span text:style-name="T2">ame </text:span><text:span text:style-name="T3">to</text:span><text:span text:style-name="T2"> </text:span></text:p>
        </text:list-item>
        <text:list-item>
          <text:p text:style-name="P27"><text:a xlink:type="simple" xlink:href="http://www.nsftools.com/tips/RawFTP.htm#SITE" text:style-name="Internet_20_link" text:visited-style-name="Visited_20_Internet_20_Link"><text:span text:style-name="T2">SITE</text:span></text:a><text:span text:style-name="T2"> - </text:span><text:span text:style-name="T3">site</text:span><text:span text:style-name="T2">-specific commands </text:span></text:p>
        </text:list-item>
        <text:list-item>
          <text:p text:style-name="P27"><text:a xlink:type="simple" xlink:href="http://www.nsftools.com/tips/RawFTP.htm#SIZE" text:style-name="Internet_20_link" text:visited-style-name="Visited_20_Internet_20_Link"><text:span text:style-name="T2">SIZE</text:span></text:a><text:span text:style-name="T2"> - return the </text:span><text:span text:style-name="T3">size</text:span><text:span text:style-name="T2"> of a file </text:span></text:p>
        </text:list-item>
        <text:list-item>
          <text:p text:style-name="P27"><text:a xlink:type="simple" xlink:href="http://www.nsftools.com/tips/RawFTP.htm#STOR" text:style-name="Internet_20_link" text:visited-style-name="Visited_20_Internet_20_Link"><text:span text:style-name="T2">STOR</text:span></text:a><text:span text:style-name="T2"> - </text:span><text:span text:style-name="T3">stor</text:span><text:span text:style-name="T2">e a file on the remote host </text:span></text:p>
        </text:list-item>
        <text:list-item>
          <text:p text:style-name="P27"><text:a xlink:type="simple" xlink:href="http://www.nsftools.com/tips/RawFTP.htm#TYPE" text:style-name="Internet_20_link" text:visited-style-name="Visited_20_Internet_20_Link"><text:span text:style-name="T2">TYPE</text:span></text:a><text:span text:style-name="T2"> - set transfer </text:span><text:span text:style-name="T3">type</text:span><text:span text:style-name="T2"> </text:span></text:p>
        </text:list-item>
        <text:list-item>
          <text:p text:style-name="P21"><text:a xlink:type="simple" xlink:href="http://www.nsftools.com/tips/RawFTP.htm#USER" text:style-name="Internet_20_link" text:visited-style-name="Visited_20_Internet_20_Link"><text:span text:style-name="T2">USER</text:span></text:a><text:span text:style-name="T2"> - send </text:span><text:span text:style-name="T3">user</text:span><text:span text:style-name="T2">name </text:span></text:p>
        </text:list-item>
      </text:list>
      <text:h text:style-name="P10" text:outline-level="3">Less common commands</text:h>
      <text:list xml:id="list2090538852288942485" text:style-name="L3">
        <text:list-item>
          <text:p text:style-name="P28"><text:a xlink:type="simple" xlink:href="http://www.nsftools.com/tips/RawFTP.htm#ACCT" text:style-name="Internet_20_link" text:visited-style-name="Visited_20_Internet_20_Link"><text:span text:style-name="T2">ACCT</text:span></text:a><text:span text:style-name="T2">* - send </text:span><text:span text:style-name="T3">acc</text:span><text:span text:style-name="T2">oun</text:span><text:span text:style-name="T3">t</text:span><text:span text:style-name="T2"> information </text:span></text:p>
        </text:list-item>
        <text:list-item>
          <text:p text:style-name="P28"><text:a xlink:type="simple" xlink:href="http://www.nsftools.com/tips/RawFTP.htm#APPE" text:style-name="Internet_20_link" text:visited-style-name="Visited_20_Internet_20_Link"><text:span text:style-name="T2">APPE</text:span></text:a><text:span text:style-name="T2"> - </text:span><text:span text:style-name="T3">appe</text:span><text:span text:style-name="T2">nd to a remote file </text:span></text:p>
        </text:list-item>
        <text:list-item>
          <text:p text:style-name="P28"><text:a xlink:type="simple" xlink:href="http://www.nsftools.com/tips/RawFTP.htm#CDUP" text:style-name="Internet_20_link" text:visited-style-name="Visited_20_Internet_20_Link"><text:span text:style-name="T2">CDUP</text:span></text:a><text:span text:style-name="T2"> - CWD to the parent of the current directory </text:span></text:p>
        </text:list-item>
        <text:list-item>
          <text:p text:style-name="P28"><text:a xlink:type="simple" xlink:href="http://www.nsftools.com/tips/RawFTP.htm#HELP" text:style-name="Internet_20_link" text:visited-style-name="Visited_20_Internet_20_Link"><text:span text:style-name="T2">HELP</text:span></text:a><text:span text:style-name="T2"> - return </text:span><text:span text:style-name="T3">help</text:span><text:span text:style-name="T2"> on using the server </text:span></text:p>
        </text:list-item>
        <text:list-item>
          <text:p text:style-name="P28"><text:a xlink:type="simple" xlink:href="http://www.nsftools.com/tips/RawFTP.htm#MODE" text:style-name="Internet_20_link" text:visited-style-name="Visited_20_Internet_20_Link"><text:span text:style-name="T2">MODE</text:span></text:a><text:span text:style-name="T2"> - set transfer </text:span><text:span text:style-name="T3">mode</text:span><text:span text:style-name="T2"> </text:span></text:p>
        </text:list-item>
        <text:list-item>
          <text:p text:style-name="P28"><text:a xlink:type="simple" xlink:href="http://www.nsftools.com/tips/RawFTP.htm#NOOP" text:style-name="Internet_20_link" text:visited-style-name="Visited_20_Internet_20_Link"><text:span text:style-name="T2">NOOP</text:span></text:a><text:span text:style-name="T2"> - do nothing </text:span></text:p>
        </text:list-item>
        <text:list-item>
          <text:p text:style-name="P28"><text:a xlink:type="simple" xlink:href="http://www.nsftools.com/tips/RawFTP.htm#REIN" text:style-name="Internet_20_link" text:visited-style-name="Visited_20_Internet_20_Link"><text:span text:style-name="T2">REIN</text:span></text:a><text:span text:style-name="T2">* - </text:span><text:span text:style-name="T3">rein</text:span><text:span text:style-name="T2">itialize the connection </text:span></text:p>
        </text:list-item>
        <text:list-item>
          <text:p text:style-name="P28"><text:a xlink:type="simple" xlink:href="http://www.nsftools.com/tips/RawFTP.htm#STAT" text:style-name="Internet_20_link" text:visited-style-name="Visited_20_Internet_20_Link"><text:span text:style-name="T2">STAT</text:span></text:a><text:span text:style-name="T2"> - return server </text:span><text:span text:style-name="T3">stat</text:span><text:span text:style-name="T2">us </text:span></text:p>
        </text:list-item>
        <text:list-item>
          <text:p text:style-name="P28"><text:a xlink:type="simple" xlink:href="http://www.nsftools.com/tips/RawFTP.htm#STOU" text:style-name="Internet_20_link" text:visited-style-name="Visited_20_Internet_20_Link"><text:span text:style-name="T2">STOU</text:span></text:a><text:span text:style-name="T2"> - </text:span><text:span text:style-name="T3">sto</text:span><text:span text:style-name="T2">re a file </text:span><text:span text:style-name="T3">u</text:span><text:span text:style-name="T2">niquely </text:span></text:p>
        </text:list-item>
        <text:list-item>
          <text:p text:style-name="P28"><text:a xlink:type="simple" xlink:href="http://www.nsftools.com/tips/RawFTP.htm#STRU" text:style-name="Internet_20_link" text:visited-style-name="Visited_20_Internet_20_Link"><text:span text:style-name="T2">STRU</text:span></text:a><text:span text:style-name="T2"> - set file transfer </text:span><text:span text:style-name="T3">stru</text:span><text:span text:style-name="T2">cture </text:span></text:p>
        </text:list-item>
        <text:list-item>
          <text:p text:style-name="P22"><text:a xlink:type="simple" xlink:href="http://www.nsftools.com/tips/RawFTP.htm#SYST" text:style-name="Internet_20_link" text:visited-style-name="Visited_20_Internet_20_Link"><text:span text:style-name="T2">SYST</text:span></text:a><text:span text:style-name="T2"> - return </text:span><text:span text:style-name="T3">syst</text:span><text:span text:style-name="T2">em type </text:span></text:p>
        </text:list-item>
      </text:list>
      <text:p text:style-name="P9"/>
      <text:h text:style-name="P10" text:outline-level="3"><text:bookmark text:name="ABOR"/>ABOR</text:h>
      <text:p text:style-name="Text_20_body"><text:span text:style-name="T4">Syntax:</text:span><text:span text:style-name="T2"> </text:span><text:span text:style-name="Example"><text:span text:style-name="T2">ABOR</text:span></text:span><text:span text:style-name="T2"> </text:span></text:p>
      <text:p text:style-name="P8">Aborts a file transfer currently in progress. </text:p>
      <text:h text:style-name="P10" text:outline-level="3"><text:bookmark text:name="ACCT"/>ACCT*</text:h>
      <text:p text:style-name="Text_20_body"><text:span text:style-name="T4">Syntax:</text:span><text:span text:style-name="T2"> </text:span><text:span text:style-name="Example"><text:span text:style-name="T2">ACCT </text:span></text:span><text:span text:style-name="Example"><text:span text:style-name="T4">account-info</text:span></text:span><text:span text:style-name="T2"> </text:span></text:p>
      <text:p text:style-name="Text_20_body"><text:span text:style-name="T2">This command is used to send account information on systems that require it. Typically sent after a </text:span><text:a xlink:type="simple" xlink:href="http://www.nsftools.com/tips/RawFTP.htm#PASS" text:style-name="Internet_20_link" text:visited-style-name="Visited_20_Internet_20_Link"><text:span text:style-name="T2">PASS</text:span></text:a><text:span text:style-name="T2"> command. </text:span></text:p>
      <text:h text:style-name="P10" text:outline-level="3"><text:bookmark text:name="ALLO"/>ALLO</text:h>
      <text:p text:style-name="Text_20_body"><text:span text:style-name="T4">Syntax:</text:span><text:span text:style-name="T2"> </text:span><text:span text:style-name="Example"><text:span text:style-name="T2">ALLO </text:span></text:span><text:span text:style-name="Example"><text:span text:style-name="T4">size</text:span></text:span><text:span text:style-name="Example"><text:span text:style-name="T2"> [R </text:span></text:span><text:span text:style-name="Example"><text:span text:style-name="T4">max-record-size</text:span></text:span><text:span text:style-name="Example"><text:span text:style-name="T2">]</text:span></text:span><text:span text:style-name="T2"> </text:span></text:p>
      <text:p text:style-name="P8">Allocates sufficient storage space to receive a file. If the maximum size of a record also needs to be known, that is sent as a second numeric parameter following a space, the capital letter "R", and another space. </text:p>
      <text:h text:style-name="P10" text:outline-level="3"><text:bookmark text:name="APPE"/>APPE</text:h>
      <text:p text:style-name="Text_20_body"><text:span text:style-name="T4">Syntax:</text:span><text:span text:style-name="T2"> </text:span><text:span text:style-name="Example"><text:span text:style-name="T2">APPE </text:span></text:span><text:span text:style-name="Example"><text:span text:style-name="T4">remote-filename</text:span></text:span><text:span text:style-name="T2"> </text:span></text:p>
      <text:p text:style-name="Text_20_body"><text:span text:style-name="T2">Append data to the end of a file on the remote host. If the file does not already exist, it is created. This command must be preceded by a </text:span><text:a xlink:type="simple" xlink:href="http://www.nsftools.com/tips/RawFTP.htm#PORT" text:style-name="Internet_20_link" text:visited-style-name="Visited_20_Internet_20_Link"><text:span text:style-name="T2">PORT</text:span></text:a><text:span text:style-name="T2"> or </text:span><text:a xlink:type="simple" xlink:href="http://www.nsftools.com/tips/RawFTP.htm#PASV" text:style-name="Internet_20_link" text:visited-style-name="Visited_20_Internet_20_Link"><text:span text:style-name="T2">PASV</text:span></text:a><text:span text:style-name="T2"> command so that the server knows where to receive data from. </text:span></text:p>
      <text:h text:style-name="P10" text:outline-level="3"><text:bookmark text:name="CDUP"/>CDUP</text:h>
      <text:p text:style-name="Text_20_body"><text:span text:style-name="T4">Syntax:</text:span><text:span text:style-name="T2"> </text:span><text:span text:style-name="Example"><text:span text:style-name="T2">CDUP</text:span></text:span><text:span text:style-name="T2"> </text:span></text:p>
      <text:p text:style-name="P8">Makes the parent of the current directory be the current directory. </text:p>
      <text:h text:style-name="P10" text:outline-level="3"><text:bookmark text:name="CWD"/>CWD</text:h>
      <text:p text:style-name="Text_20_body"><text:span text:style-name="T4">Syntax:</text:span><text:span text:style-name="T2"> </text:span><text:span text:style-name="Example"><text:span text:style-name="T2">CWD </text:span></text:span><text:span text:style-name="Example"><text:span text:style-name="T4">remote-directory</text:span></text:span><text:span text:style-name="T2"> </text:span></text:p>
      <text:p text:style-name="P8">Makes the given directory be the current directory on the remote host. </text:p>
      <text:h text:style-name="P10" text:outline-level="3"><text:bookmark text:name="DELE"/>DELE</text:h>
      <text:p text:style-name="Text_20_body"><text:span text:style-name="T4">Syntax:</text:span><text:span text:style-name="T2"> </text:span><text:span text:style-name="Example"><text:span text:style-name="T2">DELE </text:span></text:span><text:span text:style-name="Example"><text:span text:style-name="T4">remote-filename</text:span></text:span><text:span text:style-name="T2"> </text:span></text:p>
      <text:p text:style-name="P8">Deletes the given file on the remote host. </text:p>
      <text:h text:style-name="P10" text:outline-level="3"><text:bookmark text:name="HELP"/>HELP</text:h>
      <text:p text:style-name="Text_20_body"><text:span text:style-name="T4">Syntax:</text:span><text:span text:style-name="T2"> </text:span><text:span text:style-name="Example"><text:span text:style-name="T2">HELP [</text:span></text:span><text:span text:style-name="Example"><text:span text:style-name="T4">command</text:span></text:span><text:span text:style-name="Example"><text:span text:style-name="T2">]</text:span></text:span><text:span text:style-name="T2"> </text:span></text:p>
      <text:p text:style-name="P8">If a <text:span text:style-name="T1">command</text:span> is given, returns help on that command; otherwise, returns general help for the FTP server (usually a list of supported commands). </text:p>
      <text:h text:style-name="P10" text:outline-level="3"><text:bookmark text:name="LIST"/>LIST</text:h>
      <text:p text:style-name="Text_20_body"><text:span text:style-name="T4">Syntax:</text:span><text:span text:style-name="T2"> </text:span><text:span text:style-name="Example"><text:span text:style-name="T2">LIST [</text:span></text:span><text:span text:style-name="Example"><text:span text:style-name="T4">remote-filespec</text:span></text:span><text:span text:style-name="Example"><text:span text:style-name="T2">]</text:span></text:span><text:span text:style-name="T2"> </text:span></text:p>
      <text:p text:style-name="Text_20_body"><text:span text:style-name="T2">If </text:span><text:span text:style-name="T4">remote-filespec</text:span><text:span text:style-name="T2"> refers to a file, sends information about that file. If </text:span><text:span text:style-name="T4">remote-filespec</text:span><text:span text:style-name="T2"> refers to a directory, sends information about each file in that directory. </text:span><text:span text:style-name="T4">remote-filespec</text:span><text:span text:style-name="T2"> defaults to the current directory. This command must be preceded by a </text:span><text:a xlink:type="simple" xlink:href="http://www.nsftools.com/tips/RawFTP.htm#PORT" text:style-name="Internet_20_link" text:visited-style-name="Visited_20_Internet_20_Link"><text:span text:style-name="T2">PORT</text:span></text:a><text:span text:style-name="T2"> or </text:span><text:a xlink:type="simple" xlink:href="http://www.nsftools.com/tips/RawFTP.htm#PASV" text:style-name="Internet_20_link" text:visited-style-name="Visited_20_Internet_20_Link"><text:span text:style-name="T2">PASV</text:span></text:a><text:span text:style-name="T2"> command. </text:span></text:p>
      <text:h text:style-name="P10" text:outline-level="3"><text:bookmark text:name="MDTM"/>MDTM</text:h>
      <text:p text:style-name="Text_20_body"><text:span text:style-name="T4">Syntax:</text:span><text:span text:style-name="T2"> </text:span><text:span text:style-name="Example"><text:span text:style-name="T2">MDTM </text:span></text:span><text:span text:style-name="Example"><text:span text:style-name="T4">remote-filename</text:span></text:span><text:span text:style-name="T2"> </text:span></text:p>
      <text:p text:style-name="Text_20_body"><text:span text:style-name="T2">Returns the last-modified time of the given file on the remote host in the format "</text:span><text:span text:style-name="Example"><text:span text:style-name="T2">YYYYMMDDhhmmss</text:span></text:span><text:span text:style-name="T2">": </text:span><text:span text:style-name="Example"><text:span text:style-name="T2">YYYY</text:span></text:span><text:span text:style-name="T2"> is the four-digit year, </text:span><text:span text:style-name="Example"><text:span text:style-name="T2">MM</text:span></text:span><text:span text:style-name="T2"> is the month from 01 to 12, </text:span><text:span text:style-name="Example"><text:span text:style-name="T2">DD</text:span></text:span><text:span text:style-name="T2"> is the day of the month from 01 to 31, </text:span><text:span text:style-name="Example"><text:span text:style-name="T2">hh</text:span></text:span><text:span text:style-name="T2"> is the hour from 00 to 23, </text:span><text:span text:style-name="Example"><text:span text:style-name="T2">mm</text:span></text:span><text:span text:style-name="T2"> is the minute from 00 to 59, and </text:span><text:span text:style-name="Example"><text:span text:style-name="T2">ss</text:span></text:span><text:span text:style-name="T2"> is the second from 00 to 59. </text:span></text:p>
      <text:h text:style-name="P10" text:outline-level="3"><text:bookmark text:name="MKD"/>MKD</text:h>
      <text:p text:style-name="Text_20_body"><text:span text:style-name="T4">Syntax:</text:span><text:span text:style-name="T2"> </text:span><text:span text:style-name="Example"><text:span text:style-name="T2">MKD </text:span></text:span><text:span text:style-name="Example"><text:span text:style-name="T4">remote-directory</text:span></text:span><text:span text:style-name="T2"> </text:span></text:p>
      <text:p text:style-name="P8">Creates the named directory on the remote host. </text:p>
      <text:h text:style-name="P10" text:outline-level="3"><text:bookmark text:name="MODE"/>MODE</text:h>
      <text:p text:style-name="Text_20_body"><text:span text:style-name="T4">Syntax:</text:span><text:span text:style-name="T2"> </text:span><text:span text:style-name="Example"><text:span text:style-name="T2">MODE </text:span></text:span><text:span text:style-name="Example"><text:span text:style-name="T4">mode-character</text:span></text:span><text:span text:style-name="T2"> </text:span></text:p>
      <text:p text:style-name="P8">Sets the transfer mode to one of: </text:p>
      <text:list xml:id="list4836081801606180430" text:style-name="L4">
        <text:list-item>
          <text:p text:style-name="P29">S - Stream </text:p>
        </text:list-item>
        <text:list-item>
          <text:p text:style-name="P29">B - Block </text:p>
        </text:list-item>
        <text:list-item>
          <text:p text:style-name="P23">C - Compressed </text:p>
        </text:list-item>
      </text:list>
      <text:p text:style-name="P8">The default mode is Stream. </text:p>
      <text:h text:style-name="P10" text:outline-level="3"><text:bookmark text:name="NLST"/>NLST</text:h>
      <text:p text:style-name="Text_20_body"><text:span text:style-name="T4">Syntax:</text:span><text:span text:style-name="T2"> </text:span><text:span text:style-name="Example"><text:span text:style-name="T2">NLST [</text:span></text:span><text:span text:style-name="Example"><text:span text:style-name="T4">remote-directory</text:span></text:span><text:span text:style-name="Example"><text:span text:style-name="T2">]</text:span></text:span><text:span text:style-name="T2"> </text:span></text:p>
      <text:p text:style-name="Text_20_body"><text:span text:style-name="T2">Returns a list of filenames in the given directory (defaulting to the current directory), with no other information. Must be preceded by a </text:span><text:a xlink:type="simple" xlink:href="http://www.nsftools.com/tips/RawFTP.htm#PORT" text:style-name="Internet_20_link" text:visited-style-name="Visited_20_Internet_20_Link"><text:span text:style-name="T2">PORT</text:span></text:a><text:span text:style-name="T2"> or </text:span><text:a xlink:type="simple" xlink:href="http://www.nsftools.com/tips/RawFTP.htm#PASV" text:style-name="Internet_20_link" text:visited-style-name="Visited_20_Internet_20_Link"><text:span text:style-name="T2">PASV</text:span></text:a><text:span text:style-name="T2"> command. </text:span></text:p>
      <text:h text:style-name="P10" text:outline-level="3"><text:bookmark text:name="NOOP"/>NOOP</text:h>
      <text:p text:style-name="Text_20_body"><text:span text:style-name="T4">Syntax:</text:span><text:span text:style-name="T2"> </text:span><text:span text:style-name="Example"><text:span text:style-name="T2">NOOP</text:span></text:span><text:span text:style-name="T2"> </text:span></text:p>
      <text:p text:style-name="P8">Does nothing except return a response. </text:p>
      <text:h text:style-name="P10" text:outline-level="3"><text:bookmark text:name="PASS"/>PASS</text:h>
      <text:p text:style-name="Text_20_body"><text:span text:style-name="T4">Syntax:</text:span><text:span text:style-name="T2"> </text:span><text:span text:style-name="Example"><text:span text:style-name="T2">PASS </text:span></text:span><text:span text:style-name="Example"><text:span text:style-name="T4">password</text:span></text:span><text:span text:style-name="T2"> </text:span></text:p>
      <text:p text:style-name="Text_20_body"><text:span text:style-name="T2">After sending the </text:span><text:a xlink:type="simple" xlink:href="http://www.nsftools.com/tips/RawFTP.htm#USER" text:style-name="Internet_20_link" text:visited-style-name="Visited_20_Internet_20_Link"><text:span text:style-name="T2">USER</text:span></text:a><text:span text:style-name="T2"> command, send this command to complete the login process. (Note, however, that an </text:span><text:a xlink:type="simple" xlink:href="http://www.nsftools.com/tips/RawFTP.htm#ACCT" text:style-name="Internet_20_link" text:visited-style-name="Visited_20_Internet_20_Link"><text:span text:style-name="T2">ACCT</text:span></text:a><text:span text:style-name="T2"> command may have to be used on some systems.) </text:span></text:p>
      <text:h text:style-name="P10" text:outline-level="3"><text:bookmark text:name="PASV"/>PASV</text:h>
      <text:p text:style-name="Text_20_body"><text:span text:style-name="T4">Syntax:</text:span><text:span text:style-name="T2"> </text:span><text:span text:style-name="Example"><text:span text:style-name="T2">PASV</text:span></text:span><text:span text:style-name="T2"> </text:span></text:p>
      <text:p text:style-name="Text_20_body"><text:span text:style-name="T2">Tells the server to enter "passive mode". In passive mode, the server will wait for the client to establish a connection with it rather than attempting to connect to a client-specified port. The server will respond with the address of the port it is listening on, with a message like:<text:line-break/></text:span><text:span text:style-name="Example"><text:span text:style-name="T2">227 Entering Passive Mode (</text:span></text:span><text:span text:style-name="Example"><text:span text:style-name="T4">a1</text:span></text:span><text:span text:style-name="Example"><text:span text:style-name="T2">,</text:span></text:span><text:span text:style-name="Example"><text:span text:style-name="T4">a2</text:span></text:span><text:span text:style-name="Example"><text:span text:style-name="T2">,</text:span></text:span><text:span text:style-name="Example"><text:span text:style-name="T4">a3</text:span></text:span><text:span text:style-name="Example"><text:span text:style-name="T2">,</text:span></text:span><text:span text:style-name="Example"><text:span text:style-name="T4">a4</text:span></text:span><text:span text:style-name="Example"><text:span text:style-name="T2">,</text:span></text:span><text:span text:style-name="Example"><text:span text:style-name="T4">p1</text:span></text:span><text:span text:style-name="Example"><text:span text:style-name="T2">,</text:span></text:span><text:span text:style-name="Example"><text:span text:style-name="T4">p2</text:span></text:span><text:span text:style-name="Example"><text:span text:style-name="T2">)</text:span></text:span><text:span text:style-name="T2"><text:line-break/>where </text:span><text:span text:style-name="T4">a1</text:span><text:span text:style-name="T2">.</text:span><text:span text:style-name="T4">a2</text:span><text:span text:style-name="T2">.</text:span><text:span text:style-name="T4">a3</text:span><text:span text:style-name="T2">.</text:span><text:span text:style-name="T4">a4</text:span><text:span text:style-name="T2"> is the IP address and </text:span><text:span text:style-name="T4">p1</text:span><text:span text:style-name="T2">*256+</text:span><text:span text:style-name="T4">p2</text:span><text:span text:style-name="T2"> is the port number. </text:span></text:p>
      <text:h text:style-name="P10" text:outline-level="3"><text:bookmark text:name="PORT"/>PORT</text:h>
      <text:p text:style-name="Text_20_body"><text:span text:style-name="T4">Syntax:</text:span><text:span text:style-name="T2"> </text:span><text:span text:style-name="Example"><text:span text:style-name="T2">PORT </text:span></text:span><text:span text:style-name="Example"><text:span text:style-name="T4">a1</text:span></text:span><text:span text:style-name="Example"><text:span text:style-name="T2">,</text:span></text:span><text:span text:style-name="Example"><text:span text:style-name="T4">a2</text:span></text:span><text:span text:style-name="Example"><text:span text:style-name="T2">,</text:span></text:span><text:span text:style-name="Example"><text:span text:style-name="T4">a3</text:span></text:span><text:span text:style-name="Example"><text:span text:style-name="T2">,</text:span></text:span><text:span text:style-name="Example"><text:span text:style-name="T4">a4</text:span></text:span><text:span text:style-name="Example"><text:span text:style-name="T2">,</text:span></text:span><text:span text:style-name="Example"><text:span text:style-name="T4">p1</text:span></text:span><text:span text:style-name="Example"><text:span text:style-name="T2">,</text:span></text:span><text:span text:style-name="Example"><text:span text:style-name="T4">p2</text:span></text:span><text:span text:style-name="T2"> </text:span></text:p>
      <text:p text:style-name="P8">Specifies the host and port to which the server should connect for the next file transfer. This is interpreted as IP address <text:span text:style-name="T1">a1</text:span>.<text:span text:style-name="T1">a2</text:span>.<text:span text:style-name="T1">a3</text:span>.<text:span text:style-name="T1">a4</text:span>, port <text:span text:style-name="T1">p1</text:span>*256+<text:span text:style-name="T1">p2</text:span>. </text:p>
      <text:h text:style-name="P10" text:outline-level="3"><text:bookmark text:name="PWD"/>PWD</text:h>
      <text:p text:style-name="Text_20_body"><text:span text:style-name="T4">Syntax:</text:span><text:span text:style-name="T2"> </text:span><text:span text:style-name="Example"><text:span text:style-name="T2">PWD</text:span></text:span><text:span text:style-name="T2"> </text:span></text:p>
      <text:p text:style-name="P8">Returns the name of the current directory on the remote host. </text:p>
      <text:h text:style-name="P10" text:outline-level="3"><text:bookmark text:name="QUIT"/>QUIT</text:h>
      <text:p text:style-name="Text_20_body"><text:span text:style-name="T4">Syntax:</text:span><text:span text:style-name="T2"> </text:span><text:span text:style-name="Example"><text:span text:style-name="T2">QUIT</text:span></text:span><text:span text:style-name="T2"> </text:span></text:p>
      <text:p text:style-name="P8">Terminates the command connection. </text:p>
      <text:h text:style-name="P10" text:outline-level="3"><text:bookmark text:name="REIN"/>REIN*</text:h>
      <text:p text:style-name="Text_20_body"><text:span text:style-name="T4">Syntax:</text:span><text:span text:style-name="T2"> </text:span><text:span text:style-name="Example"><text:span text:style-name="T2">REIN</text:span></text:span><text:span text:style-name="T2"> </text:span></text:p>
      <text:p text:style-name="Text_20_body"><text:span text:style-name="T2">Reinitializes the command connection - cancels the current user/password/account information. Should be followed by a </text:span><text:a xlink:type="simple" xlink:href="http://www.nsftools.com/tips/RawFTP.htm#USER" text:style-name="Internet_20_link" text:visited-style-name="Visited_20_Internet_20_Link"><text:span text:style-name="T2">USER</text:span></text:a><text:span text:style-name="T2"> command for another login. </text:span></text:p>
      <text:h text:style-name="P10" text:outline-level="3"><text:bookmark text:name="REST"/>REST</text:h>
      <text:p text:style-name="Text_20_body"><text:span text:style-name="T4">Syntax:</text:span><text:span text:style-name="T2"> </text:span><text:span text:style-name="Example"><text:span text:style-name="T2">REST </text:span></text:span><text:span text:style-name="Example"><text:span text:style-name="T4">position</text:span></text:span><text:span text:style-name="T2"> </text:span></text:p>
      <text:p text:style-name="Text_20_body"><text:span text:style-name="T2">Sets the point at which a file transfer should start; useful for resuming interrupted transfers. For nonstructured files, this is simply a decimal number. This command must immediately precede a data transfer command (</text:span><text:a xlink:type="simple" xlink:href="http://www.nsftools.com/tips/RawFTP.htm#RETR" text:style-name="Internet_20_link" text:visited-style-name="Visited_20_Internet_20_Link"><text:span text:style-name="T2">RETR</text:span></text:a><text:span text:style-name="T2"> or </text:span><text:a xlink:type="simple" xlink:href="http://www.nsftools.com/tips/RawFTP.htm#STOR" text:style-name="Internet_20_link" text:visited-style-name="Visited_20_Internet_20_Link"><text:span text:style-name="T2">STOR</text:span></text:a><text:span text:style-name="T2"> only); i.e. it must come after any </text:span><text:a xlink:type="simple" xlink:href="http://www.nsftools.com/tips/RawFTP.htm#PORT" text:style-name="Internet_20_link" text:visited-style-name="Visited_20_Internet_20_Link"><text:span text:style-name="T2">PORT</text:span></text:a><text:span text:style-name="T2"> or </text:span><text:a xlink:type="simple" xlink:href="http://www.nsftools.com/tips/RawFTP.htm#PASV" text:style-name="Internet_20_link" text:visited-style-name="Visited_20_Internet_20_Link"><text:span text:style-name="T2">PASV</text:span></text:a><text:span text:style-name="T2"> command. </text:span></text:p>
      <text:h text:style-name="P10" text:outline-level="3"><text:bookmark text:name="RETR"/>RETR</text:h>
      <text:p text:style-name="Text_20_body"><text:span text:style-name="T4">Syntax:</text:span><text:span text:style-name="T2"> </text:span><text:span text:style-name="Example"><text:span text:style-name="T2">RETR </text:span></text:span><text:span text:style-name="Example"><text:span text:style-name="T4">remote-filename</text:span></text:span><text:span text:style-name="T2"> </text:span></text:p>
      <text:p text:style-name="Text_20_body"><text:span text:style-name="T2">Begins transmission of a file from the remote host. Must be preceded by either a </text:span><text:a xlink:type="simple" xlink:href="http://www.nsftools.com/tips/RawFTP.htm#PORT" text:style-name="Internet_20_link" text:visited-style-name="Visited_20_Internet_20_Link"><text:span text:style-name="T2">PORT</text:span></text:a><text:span text:style-name="T2"> command or a </text:span><text:a xlink:type="simple" xlink:href="http://www.nsftools.com/tips/RawFTP.htm#PASV" text:style-name="Internet_20_link" text:visited-style-name="Visited_20_Internet_20_Link"><text:span text:style-name="T2">PASV</text:span></text:a><text:span text:style-name="T2"> command to indicate where the server should send data. </text:span></text:p>
      <text:h text:style-name="P10" text:outline-level="3"><text:bookmark text:name="RMD"/>RMD</text:h>
      <text:p text:style-name="Text_20_body"><text:span text:style-name="T4">Syntax:</text:span><text:span text:style-name="T2"> </text:span><text:span text:style-name="Example"><text:span text:style-name="T2">RMD </text:span></text:span><text:span text:style-name="Example"><text:span text:style-name="T4">remote-directory</text:span></text:span><text:span text:style-name="T2"> </text:span></text:p>
      <text:p text:style-name="P8">Deletes the named directory on the remote host. </text:p>
      <text:h text:style-name="P10" text:outline-level="3"><text:bookmark text:name="RNFR"/>RNFR</text:h>
      <text:p text:style-name="Text_20_body"><text:span text:style-name="T4">Syntax:</text:span><text:span text:style-name="T2"> </text:span><text:span text:style-name="Example"><text:span text:style-name="T2">RNFR </text:span></text:span><text:span text:style-name="Example"><text:span text:style-name="T4">from-filename</text:span></text:span><text:span text:style-name="T2"> </text:span></text:p>
      <text:p text:style-name="Text_20_body"><text:span text:style-name="T2">Used when renaming a file. Use this command to specify the file to be renamed; follow it with an </text:span><text:a xlink:type="simple" xlink:href="http://www.nsftools.com/tips/RawFTP.htm#RNTO" text:style-name="Internet_20_link" text:visited-style-name="Visited_20_Internet_20_Link"><text:span text:style-name="T2">RNTO</text:span></text:a><text:span text:style-name="T2"> command to specify the new name for the file. </text:span></text:p>
      <text:h text:style-name="P10" text:outline-level="3"><text:bookmark text:name="RNTO"/>RNTO</text:h>
      <text:p text:style-name="Text_20_body"><text:span text:style-name="T4">Syntax:</text:span><text:span text:style-name="T2"> </text:span><text:span text:style-name="Example"><text:span text:style-name="T2">RNTO </text:span></text:span><text:span text:style-name="Example"><text:span text:style-name="T4">to-filename</text:span></text:span><text:span text:style-name="T2"> </text:span></text:p>
      <text:p text:style-name="Text_20_body"><text:span text:style-name="T2">Used when renaming a file. After sending an </text:span><text:a xlink:type="simple" xlink:href="http://www.nsftools.com/tips/RawFTP.htm#RNFR" text:style-name="Internet_20_link" text:visited-style-name="Visited_20_Internet_20_Link"><text:span text:style-name="T2">RNFR</text:span></text:a><text:span text:style-name="T2"> command to specify the file to rename, send this command to specify the new name for the file. </text:span></text:p>
      <text:h text:style-name="P10" text:outline-level="3"><text:bookmark text:name="SITE"/>SITE*</text:h>
      <text:p text:style-name="Text_20_body"><text:span text:style-name="T4">Syntax:</text:span><text:span text:style-name="T2"> </text:span><text:span text:style-name="Example"><text:span text:style-name="T2">SITE </text:span></text:span><text:span text:style-name="Example"><text:span text:style-name="T4">site-specific-command</text:span></text:span><text:span text:style-name="T2"> </text:span></text:p>
      <text:p text:style-name="P8">Executes a site-specific command. </text:p>
      <text:h text:style-name="P10" text:outline-level="3"><text:bookmark text:name="SIZE"/>SIZE</text:h>
      <text:p text:style-name="Text_20_body"><text:span text:style-name="T4">Syntax:</text:span><text:span text:style-name="T2"> </text:span><text:span text:style-name="Example"><text:span text:style-name="T2">SIZE </text:span></text:span><text:span text:style-name="Example"><text:span text:style-name="T4">remote-filename</text:span></text:span><text:span text:style-name="T2"> </text:span></text:p>
      <text:p text:style-name="P8">Returns the size of the remote file as a decimal number. </text:p>
      <text:h text:style-name="P10" text:outline-level="3"><text:bookmark text:name="STAT"/>STAT</text:h>
      <text:p text:style-name="Text_20_body"><text:span text:style-name="T4">Syntax:</text:span><text:span text:style-name="T2"> </text:span><text:span text:style-name="Example"><text:span text:style-name="T2">STAT [</text:span></text:span><text:span text:style-name="Example"><text:span text:style-name="T4">remote-filespec</text:span></text:span><text:span text:style-name="Example"><text:span text:style-name="T2">]</text:span></text:span><text:span text:style-name="T2"> </text:span></text:p>
      <text:p text:style-name="Text_20_body"><text:span text:style-name="T2">If invoked without parameters, returns general status information about the FTP server process. If a parameter is given, acts like the </text:span><text:a xlink:type="simple" xlink:href="http://www.nsftools.com/tips/RawFTP.htm#LIST" text:style-name="Internet_20_link" text:visited-style-name="Visited_20_Internet_20_Link"><text:span text:style-name="T2">LIST</text:span></text:a><text:span text:style-name="T2"> command, except that data is sent over the control connection (no </text:span><text:a xlink:type="simple" xlink:href="http://www.nsftools.com/tips/RawFTP.htm#PORT" text:style-name="Internet_20_link" text:visited-style-name="Visited_20_Internet_20_Link"><text:span text:style-name="T2">PORT</text:span></text:a><text:span text:style-name="T2"> or </text:span><text:a xlink:type="simple" xlink:href="http://www.nsftools.com/tips/RawFTP.htm#PASV" text:style-name="Internet_20_link" text:visited-style-name="Visited_20_Internet_20_Link"><text:span text:style-name="T2">PASV</text:span></text:a><text:span text:style-name="T2"> command is required). </text:span></text:p>
      <text:h text:style-name="P10" text:outline-level="3"><text:bookmark text:name="STOR"/>STOR</text:h>
      <text:p text:style-name="Text_20_body"><text:span text:style-name="T4">Syntax:</text:span><text:span text:style-name="T2"> </text:span><text:span text:style-name="Example"><text:span text:style-name="T2">STOR </text:span></text:span><text:span text:style-name="Example"><text:span text:style-name="T4">remote-filename</text:span></text:span><text:span text:style-name="T2"> </text:span></text:p>
      <text:p text:style-name="Text_20_body"><text:span text:style-name="T2">Begins transmission of a file to the remote site. Must be preceded by either a </text:span><text:a xlink:type="simple" xlink:href="http://www.nsftools.com/tips/RawFTP.htm#PORT" text:style-name="Internet_20_link" text:visited-style-name="Visited_20_Internet_20_Link"><text:span text:style-name="T2">PORT</text:span></text:a><text:span text:style-name="T2"> command or a </text:span><text:a xlink:type="simple" xlink:href="http://www.nsftools.com/tips/RawFTP.htm#PASV" text:style-name="Internet_20_link" text:visited-style-name="Visited_20_Internet_20_Link"><text:span text:style-name="T2">PASV</text:span></text:a><text:span text:style-name="T2"> command so the server knows where to accept data from. </text:span></text:p>
      <text:h text:style-name="P10" text:outline-level="3"><text:bookmark text:name="STOU"/>STOU</text:h>
      <text:p text:style-name="Text_20_body"><text:span text:style-name="T4">Syntax:</text:span><text:span text:style-name="T2"> </text:span><text:span text:style-name="Example"><text:span text:style-name="T2">STOU</text:span></text:span><text:span text:style-name="T2"> </text:span></text:p>
      <text:p text:style-name="P8">Begins transmission of a file to the remote site; the remote filename will be unique in the current directory. The response from the server will include the filename. </text:p>
      <text:h text:style-name="P10" text:outline-level="3"><text:bookmark text:name="STRU"/>STRU</text:h>
      <text:p text:style-name="Text_20_body"><text:span text:style-name="T4">Syntax:</text:span><text:span text:style-name="T2"> </text:span><text:span text:style-name="Example"><text:span text:style-name="T2">STRU </text:span></text:span><text:span text:style-name="Example"><text:span text:style-name="T4">structure-character</text:span></text:span><text:span text:style-name="T2"> </text:span></text:p>
      <text:p text:style-name="P8">Sets the file structure for transfer to one of: </text:p>
      <text:list xml:id="list7387463650019930548" text:style-name="L5">
        <text:list-item>
          <text:p text:style-name="P30">F - File (no structure) </text:p>
        </text:list-item>
        <text:list-item>
          <text:p text:style-name="P30">R - Record structure </text:p>
        </text:list-item>
        <text:list-item>
          <text:p text:style-name="P24">P - Page structure </text:p>
        </text:list-item>
      </text:list>
      <text:p text:style-name="P8">The default structure is File. </text:p>
      <text:h text:style-name="P10" text:outline-level="3"><text:bookmark text:name="SYST"/>SYST</text:h>
      <text:p text:style-name="Text_20_body"><text:span text:style-name="T4">Syntax:</text:span><text:span text:style-name="T2"> </text:span><text:span text:style-name="Example"><text:span text:style-name="T2">SYST</text:span></text:span><text:span text:style-name="T2"> </text:span></text:p>
      <text:p text:style-name="Text_20_body"><text:span text:style-name="T2">Returns a word identifying the system, the word "Type:", and the default transfer type (as would be set by the </text:span><text:a xlink:type="simple" xlink:href="http://www.nsftools.com/tips/RawFTP.htm#TYPE" text:style-name="Internet_20_link" text:visited-style-name="Visited_20_Internet_20_Link"><text:span text:style-name="T2">TYPE</text:span></text:a><text:span text:style-name="T2"> command). For example: </text:span><text:span text:style-name="Example"><text:span text:style-name="T2">UNIX Type: L8</text:span></text:span><text:span text:style-name="T2"> </text:span></text:p>
      <text:h text:style-name="P10" text:outline-level="3"><text:bookmark text:name="TYPE"/>TYPE</text:h>
      <text:p text:style-name="Text_20_body"><text:span text:style-name="T4">Syntax:</text:span><text:span text:style-name="T2"> </text:span><text:span text:style-name="Example"><text:span text:style-name="T2">TYPE </text:span></text:span><text:span text:style-name="Example"><text:span text:style-name="T4">type-character</text:span></text:span><text:span text:style-name="Example"><text:span text:style-name="T2"> [</text:span></text:span><text:span text:style-name="Example"><text:span text:style-name="T4">second-type-character</text:span></text:span><text:span text:style-name="Example"><text:span text:style-name="T2">]</text:span></text:span><text:span text:style-name="T2"> </text:span></text:p>
      <text:p text:style-name="P8">Sets the type of file to be transferred. <text:span text:style-name="T1">type-character</text:span> can be any of: </text:p>
      <text:list xml:id="list8730542153782293693" text:style-name="L6">
        <text:list-item>
          <text:p text:style-name="P31">A - ASCII text </text:p>
        </text:list-item>
        <text:list-item>
          <text:p text:style-name="P31">E - EBCDIC text </text:p>
        </text:list-item>
        <text:list-item>
          <text:p text:style-name="P31">I - image (binary data) </text:p>
        </text:list-item>
        <text:list-item>
          <text:p text:style-name="P25">L - local format </text:p>
        </text:list-item>
      </text:list>
      <text:p text:style-name="P8">For A and E, the <text:span text:style-name="T1">second-type-character</text:span> specifies how the text should be interpreted. It can be: </text:p>
      <text:list xml:id="list8892460826264077634" text:style-name="L7">
        <text:list-item>
          <text:p text:style-name="P32">N - Non-print (not destined for printing). This is the default if <text:span text:style-name="T1">second-type-character</text:span> is omitted. </text:p>
        </text:list-item>
        <text:list-item>
          <text:p text:style-name="P33"><text:span text:style-name="T2">T - Telnet format control (</text:span><text:span text:style-name="Example"><text:span text:style-name="T2">&lt;CR&gt;</text:span></text:span><text:span text:style-name="T2">, </text:span><text:span text:style-name="Example"><text:span text:style-name="T2">&lt;FF&gt;</text:span></text:span><text:span text:style-name="T2">, etc.) </text:span></text:p>
        </text:list-item>
        <text:list-item>
          <text:p text:style-name="P26">C - ASA Carriage Control </text:p>
        </text:list-item>
      </text:list>
      <text:p text:style-name="P8">For L, the <text:span text:style-name="T1">second-type-character</text:span> specifies the number of bits per byte on the local system, and may not be omitted. </text:p>
      <text:h text:style-name="P10" text:outline-level="3"><text:bookmark text:name="USER"/>USER</text:h>
      <text:p text:style-name="Text_20_body"><text:span text:style-name="T4">Syntax:</text:span><text:span text:style-name="T2"> </text:span><text:span text:style-name="Example"><text:span text:style-name="T2">USER </text:span></text:span><text:span text:style-name="Example"><text:span text:style-name="T4">username</text:span></text:span><text:span text:style-name="T2"> </text:span></text:p>
      <text:p text:style-name="P8">Send this command to begin the login process. <text:span text:style-name="T1">username</text:span> should be a valid username on the system, or "anonymous" to initiate an anonymous login. 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xample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22T10:35:28.78</meta:creation-date>
    <dc:date>2015-01-11T21:48:54.542384666</dc:date>
    <meta:editing-duration>P4DT3H27M26S</meta:editing-duration>
    <meta:editing-cycles>18</meta:editing-cycles>
    <meta:generator>LibreOffice/4.3.3.2$Linux_X86_64 LibreOffice_project/430m0$Build-2</meta:generator>
    <meta:document-statistic meta:table-count="1" meta:image-count="0" meta:object-count="0" meta:page-count="1" meta:paragraph-count="319" meta:word-count="1751" meta:character-count="9935" meta:non-whitespace-character-count="8431"/>
  </office:meta>
</office:document-meta>
</file>